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FreeSans" svg:font-family="FreeSans" style:font-family-generic="system" style:font-pitch="variable"/>
    <style:font-face style:name="Cascadia Mono" svg:font-family="Cascadia Mono" style:font-family-generic="modern" style:font-pitch="fixed" svg:panose-1="2 11 6 9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F0" style:family="paragraph">
      <style:paragraph-properties fo:break-before="page"/>
      <style:text-properties fo:language="de" fo:country="DE"/>
    </style:style>
    <style:style style:name="P3" style:parent-style-name="Untertitel" style:family="paragraph">
      <style:text-properties fo:language="de" fo:country="DE"/>
    </style:style>
    <style:style style:name="P4" style:parent-style-name="Untertitel" style:family="paragraph">
      <style:text-properties fo:language="de" fo:country="DE"/>
    </style:style>
    <style:style style:name="P5" style:parent-style-name="Verzeichnis1" style:family="paragraph">
      <style:text-properties style:font-name="Liberation Sans" fo:font-weight="bold" style:font-weight-asian="bold" style:font-weight-complex="bold" fo:font-size="18pt" style:font-size-asian="18pt" style:font-size-complex="18pt"/>
    </style:style>
    <style:style style:name="T6" style:parent-style-name="Hyperlink" style:family="text">
      <style:text-properties fo:language="de" fo:country="DE"/>
    </style:style>
    <style:style style:name="T7" style:parent-style-name="Hyperlink" style:family="text">
      <style:text-properties fo:language="de" fo:country="DE"/>
    </style:style>
    <style:style style:name="T8" style:parent-style-name="Hyperlink" style:family="text">
      <style:text-properties fo:language="de" fo:country="DE"/>
    </style:style>
    <style:style style:name="T9" style:parent-style-name="Hyperlink" style:family="text">
      <style:text-properties fo:language="de" fo:country="DE"/>
    </style:style>
    <style:style style:name="T10" style:parent-style-name="Hyperlink" style:family="text">
      <style:text-properties fo:language="de" fo:country="DE"/>
    </style:style>
    <style:style style:name="T11" style:parent-style-name="Hyperlink" style:family="text">
      <style:text-properties fo:language="de" fo:country="DE"/>
    </style:style>
    <style:style style:name="P12" style:parent-style-name="Überschrift1" style:family="paragraph">
      <style:paragraph-properties fo:break-before="page">
        <style:tab-stops>
          <style:tab-stop style:type="left" style:position="1.6354in"/>
        </style:tab-stops>
      </style:paragraph-properties>
      <style:text-properties fo:language="de" fo:country="DE"/>
    </style:style>
    <style:style style:name="P13" style:parent-style-name="Textbody" style:family="paragraph">
      <style:text-properties fo:language="de" fo:country="DE"/>
    </style:style>
    <style:style style:name="P14" style:parent-style-name="Textbody" style:family="paragraph">
      <style:text-properties fo:language="de" fo:country="DE"/>
    </style:style>
    <style:style style:name="P15" style:parent-style-name="Textbody" style:family="paragraph">
      <style:text-properties fo:language="de" fo:country="DE"/>
    </style:style>
    <style:style style:name="P16" style:parent-style-name="Textbody" style:family="paragraph">
      <style:text-properties fo:language="de" fo:country="DE"/>
    </style:style>
    <style:style style:name="P17" style:parent-style-name="Textbody" style:family="paragraph">
      <style:text-properties fo:language="de" fo:country="DE"/>
    </style:style>
    <style:style style:name="P18" style:parent-style-name="Textbody" style:family="paragraph">
      <style:text-properties fo:language="de" fo:country="DE"/>
    </style:style>
    <style:style style:name="P19" style:parent-style-name="Überschrift1" style:family="paragraph">
      <style:text-properties fo:language="de" fo:country="DE"/>
    </style:style>
    <style:style style:name="P20" style:parent-style-name="Textbody" style:family="paragraph">
      <style:text-properties fo:language="de" fo:country="DE"/>
    </style:style>
    <style:style style:name="P21" style:parent-style-name="Textbody" style:family="paragraph">
      <style:text-properties fo:language="de" fo:country="DE"/>
    </style:style>
    <style:style style:name="P22" style:parent-style-name="Textbody" style:family="paragraph">
      <style:text-properties fo:language="de" fo:country="DE"/>
    </style:style>
    <style:style style:name="P23" style:parent-style-name="Textbody" style:family="paragraph">
      <style:text-properties fo:language="de" fo:country="DE"/>
    </style:style>
    <style:style style:name="P24" style:parent-style-name="Textbody" style:family="paragraph">
      <style:text-properties fo:language="de" fo:country="DE"/>
    </style:style>
    <style:style style:name="P25" style:parent-style-name="Textbody" style:family="paragraph">
      <style:text-properties fo:language="de" fo:country="DE"/>
    </style:style>
    <style:style style:name="P26" style:parent-style-name="Textbody" style:family="paragraph">
      <style:text-properties fo:language="de" fo:country="DE"/>
    </style:style>
    <style:style style:name="P27" style:parent-style-name="Textbody" style:family="paragraph">
      <style:text-properties fo:language="de" fo:country="DE"/>
    </style:style>
    <style:style style:name="P28" style:parent-style-name="Textbody" style:family="paragraph">
      <style:text-properties fo:language="de" fo:country="DE"/>
    </style:style>
    <style:style style:name="P29" style:parent-style-name="Textbody" style:family="paragraph">
      <style:text-properties fo:language="de" fo:country="DE"/>
    </style:style>
    <style:style style:name="P30" style:parent-style-name="Textbody" style:family="paragraph">
      <style:text-properties fo:language="de" fo:country="DE"/>
    </style:style>
    <style:style style:name="P31" style:parent-style-name="Überschrift1" style:family="paragraph">
      <style:text-properties fo:language="de" fo:country="DE"/>
    </style:style>
    <style:style style:name="TableColumn33" style:family="table-column">
      <style:table-column-properties style:column-width="0.734in"/>
    </style:style>
    <style:style style:name="TableColumn34" style:family="table-column">
      <style:table-column-properties style:column-width="5.952in"/>
    </style:style>
    <style:style style:name="Table32" style:family="table">
      <style:table-properties style:width="6.6861in" fo:margin-left="0in" table:align="left"/>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Textbody" style:family="paragraph">
      <style:paragraph-properties fo:text-align="center"/>
      <style:text-properties fo:font-weight="bold" style:font-weight-asian="bold" style:font-weight-complex="bold" fo:language="de" fo:country="DE"/>
    </style:style>
    <style:style style:name="TableCell38" style:family="table-cell">
      <style:table-cell-properties fo:border="0.0069in solid #000000" style:writing-mode="lr-tb" fo:padding-top="0in" fo:padding-left="0.075in" fo:padding-bottom="0in" fo:padding-right="0.075in"/>
    </style:style>
    <style:style style:name="P39" style:parent-style-name="Textbody" style:family="paragraph">
      <style:paragraph-properties fo:text-align="center"/>
      <style:text-properties fo:font-weight="bold" style:font-weight-asian="bold" style:font-weight-complex="bold" fo:language="de" fo:country="DE"/>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4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4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4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4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4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4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5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5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5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54" style:parent-style-name="Standard" style:family="paragraph">
      <style:paragraph-properties style:text-autospace="none" style:vertical-align="auto"/>
      <style:text-properties fo:hyphenate="true"/>
    </style:style>
    <style:style style:name="T55" style:parent-style-name="Absatz-Standardschriftart" style:family="text">
      <style:text-properties style:font-name="Cascadia Mono" style:font-name-complex="Cascadia Mono" fo:color="#000000" style:letter-kerning="false" fo:font-size="9.5pt" style:font-size-asian="9.5pt" style:font-size-complex="9.5pt" fo:language="de" fo:country="DE" style:language-complex="ar" style:country-complex="SA"/>
    </style:style>
    <style:style style:name="T5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5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5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5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6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6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6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6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6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6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6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6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6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6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7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7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7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7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7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7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7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8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8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8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8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8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8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8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8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8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8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9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9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9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9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9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9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98" style:parent-style-name="Standard" style:family="paragraph">
      <style:paragraph-properties style:text-autospace="none" style:vertical-align="auto"/>
      <style:text-properties fo:hyphenate="true"/>
    </style:style>
    <style:style style:name="T99" style:parent-style-name="Absatz-Standardschriftart" style:family="text">
      <style:text-properties style:font-name="Cascadia Mono" style:font-name-complex="Cascadia Mono" fo:color="#000000" style:letter-kerning="false" fo:font-size="9.5pt" style:font-size-asian="9.5pt" style:font-size-complex="9.5pt" fo:language="de" fo:country="DE" style:language-complex="ar" style:country-complex="SA"/>
    </style:style>
    <style:style style:name="T10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0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0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0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0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0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0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0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0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0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1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1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1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1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1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1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1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1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1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1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2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2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2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2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2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2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2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2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2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2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3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3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3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3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3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3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3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3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3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3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4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4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4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4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4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4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4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4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4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4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5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5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5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5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5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5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5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6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6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6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6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6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6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6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6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6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6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7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7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7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7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7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7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7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7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7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7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8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8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8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8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8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8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8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8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8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8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9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9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9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9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T194" style:parent-style-name="Absatz-Standardschriftart" style:family="text">
      <style:text-properties style:font-name="Cascadia Mono" style:font-name-complex="Cascadia Mono" fo:color="#000000" style:letter-kerning="false" fo:font-size="9.5pt" style:font-size-asian="9.5pt" style:font-size-complex="9.5pt" fo:language="de" fo:country="DE" style:language-complex="ar" style:country-complex="SA"/>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9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9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19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00" style:parent-style-name="Standard" style:family="paragraph">
      <style:paragraph-properties style:text-autospace="none" style:vertical-align="auto"/>
      <style:text-properties fo:hyphenate="true"/>
    </style:style>
    <style:style style:name="T201" style:parent-style-name="Absatz-Standardschriftart" style:family="text">
      <style:text-properties style:font-name="Cascadia Mono" style:font-name-complex="Cascadia Mono" fo:color="#000000" style:letter-kerning="false" fo:font-size="9.5pt" style:font-size-asian="9.5pt" style:font-size-complex="9.5pt" fo:language="de" fo:country="DE" style:language-complex="ar" style:country-complex="SA"/>
    </style:style>
    <style:style style:name="T20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20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0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0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0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0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0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0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1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1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1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1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1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1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1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1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1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1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2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2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2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2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2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2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2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2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2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2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3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3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3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3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3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3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3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3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3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3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4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24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4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4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4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4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4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4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4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4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5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5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5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5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5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5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5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5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5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5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6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6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6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6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6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6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6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6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6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6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7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7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7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7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7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7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7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7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7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7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8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8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8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8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8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8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8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8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8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8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9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9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9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9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9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9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P29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fo:language="de" fo:country="DE" style:language-complex="ar" style:country-complex="SA" fo:hyphenate="true"/>
    </style:style>
    <style:style style:name="T297" style:parent-style-name="Absatz-Standardschriftart" style:family="text">
      <style:text-properties style:font-name="Cascadia Mono" style:font-name-complex="Cascadia Mono" fo:color="#000000" style:letter-kerning="false" fo:font-size="9.5pt" style:font-size-asian="9.5pt" style:font-size-complex="9.5pt" fo:language="de" fo:country="DE" style:language-complex="ar" style:country-complex="SA"/>
    </style:style>
    <style:style style:name="P298" style:parent-style-name="Überschrift1" style:family="paragraph">
      <style:text-properties fo:language="de" fo:country="DE"/>
    </style:style>
    <style:style style:name="P299" style:parent-style-name="Überschrift1" style:family="paragraph">
      <style:text-properties fo:language="de" fo:country="DE"/>
    </style:style>
    <style:style style:name="P300" style:parent-style-name="Textbody" style:family="paragraph">
      <style:text-properties fo:language="de" fo:country="DE"/>
    </style:style>
    <style:style style:name="P301" style:parent-style-name="Textbody" style:family="paragraph">
      <style:text-properties fo:language="de" fo:country="DE"/>
    </style:style>
    <style:style style:name="P302" style:parent-style-name="Standard" style:family="paragraph">
      <style:paragraph-properties style:text-autospace="none" style:vertical-align="auto"/>
      <style:text-properties fo:hyphenate="true"/>
    </style:style>
    <style:style style:name="T303"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30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05"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P306" style:parent-style-name="Standard" style:family="paragraph">
      <style:paragraph-properties style:text-autospace="none" style:vertical-align="auto"/>
      <style:text-properties fo:hyphenate="true"/>
    </style:style>
    <style:style style:name="T307"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30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09" style:parent-style-name="Absatz-Standardschriftart" style:family="text">
      <style:text-properties style:font-name="Cascadia Mono" style:font-name-complex="Cascadia Mono" fo:color="#A31515" style:letter-kerning="false" fo:font-size="9.5pt" style:font-size-asian="9.5pt" style:font-size-complex="9.5pt" style:language-complex="ar" style:country-complex="SA"/>
    </style:style>
    <style:style style:name="P31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311" style:parent-style-name="Standard" style:family="paragraph">
      <style:paragraph-properties style:text-autospace="none" style:vertical-align="auto"/>
      <style:text-properties fo:hyphenate="true"/>
    </style:style>
    <style:style style:name="T312"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31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14"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31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16"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31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318" style:parent-style-name="Standard" style:family="paragraph">
      <style:paragraph-properties style:text-autospace="none" style:vertical-align="auto"/>
      <style:text-properties fo:hyphenate="true"/>
    </style:style>
    <style:style style:name="T319"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32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21"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32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23"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32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325" style:parent-style-name="Standard" style:family="paragraph">
      <style:paragraph-properties style:text-autospace="none" style:vertical-align="auto"/>
      <style:text-properties fo:hyphenate="true"/>
    </style:style>
    <style:style style:name="T326"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32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28"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32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30"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33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32"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33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33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335" style:parent-style-name="Standard" style:family="paragraph">
      <style:paragraph-properties style:text-autospace="none" style:vertical-align="auto"/>
      <style:text-properties fo:hyphenate="true"/>
    </style:style>
    <style:style style:name="T336"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33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38"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33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340" style:parent-style-name="Standard" style:family="paragraph">
      <style:paragraph-properties style:text-autospace="none" style:vertical-align="auto"/>
      <style:text-properties fo:hyphenate="true"/>
    </style:style>
    <style:style style:name="T34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42"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34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44" style:parent-style-name="Absatz-Standardschriftart" style:family="text">
      <style:text-properties style:font-name="Cascadia Mono" style:font-name-complex="Cascadia Mono" fo:color="#008000" style:letter-kerning="false" fo:font-size="9.5pt" style:font-size-asian="9.5pt" style:font-size-complex="9.5pt" style:language-complex="ar" style:country-complex="SA"/>
    </style:style>
    <style:style style:name="P34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34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347" style:parent-style-name="Standard" style:family="paragraph">
      <style:paragraph-properties style:text-autospace="none" style:vertical-align="auto"/>
      <style:text-properties fo:hyphenate="true"/>
    </style:style>
    <style:style style:name="T348"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34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50"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35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352" style:parent-style-name="Standard" style:family="paragraph">
      <style:paragraph-properties style:text-autospace="none" style:vertical-align="auto"/>
      <style:text-properties fo:hyphenate="true"/>
    </style:style>
    <style:style style:name="T35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54"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35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35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357" style:parent-style-name="Standard" style:family="paragraph">
      <style:paragraph-properties style:text-autospace="none" style:vertical-align="auto"/>
      <style:text-properties fo:hyphenate="true"/>
    </style:style>
    <style:style style:name="T35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59"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36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61"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36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63"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36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65"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36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67"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36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69"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37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71"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37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73"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37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375" style:parent-style-name="Standard" style:family="paragraph">
      <style:paragraph-properties style:text-autospace="none" style:vertical-align="auto"/>
      <style:text-properties fo:hyphenate="true"/>
    </style:style>
    <style:style style:name="T37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77"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37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379" style:parent-style-name="Standard" style:family="paragraph">
      <style:paragraph-properties style:text-autospace="none" style:vertical-align="auto"/>
      <style:text-properties fo:hyphenate="true"/>
    </style:style>
    <style:style style:name="T38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81"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38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83"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38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85"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38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387" style:parent-style-name="Standard" style:family="paragraph">
      <style:paragraph-properties style:text-autospace="none" style:vertical-align="auto"/>
      <style:text-properties fo:hyphenate="true"/>
    </style:style>
    <style:style style:name="T38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89"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39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91"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39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93"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39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39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396" style:parent-style-name="Standard" style:family="paragraph">
      <style:paragraph-properties style:text-autospace="none" style:vertical-align="auto"/>
      <style:text-properties fo:hyphenate="true"/>
    </style:style>
    <style:style style:name="T39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398"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39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00"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40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02"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40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404" style:parent-style-name="Standard" style:family="paragraph">
      <style:paragraph-properties style:text-autospace="none" style:vertical-align="auto"/>
      <style:text-properties fo:hyphenate="true"/>
    </style:style>
    <style:style style:name="T40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06"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40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08"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40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10"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41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41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413" style:parent-style-name="Standard" style:family="paragraph">
      <style:paragraph-properties style:text-autospace="none" style:vertical-align="auto"/>
      <style:text-properties fo:hyphenate="true"/>
    </style:style>
    <style:style style:name="T41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15"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41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17"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41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19"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42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421" style:parent-style-name="Standard" style:family="paragraph">
      <style:paragraph-properties style:text-autospace="none" style:vertical-align="auto"/>
      <style:text-properties fo:hyphenate="true"/>
    </style:style>
    <style:style style:name="T42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23"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42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25"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42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27"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42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42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43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43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43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433" style:parent-style-name="Standard" style:family="paragraph">
      <style:paragraph-properties style:text-autospace="none" style:vertical-align="auto"/>
      <style:text-properties fo:hyphenate="true"/>
    </style:style>
    <style:style style:name="T434"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43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36"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43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438" style:parent-style-name="Standard" style:family="paragraph">
      <style:paragraph-properties style:text-autospace="none" style:vertical-align="auto"/>
      <style:text-properties fo:hyphenate="true"/>
    </style:style>
    <style:style style:name="T43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40"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44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42" style:parent-style-name="Absatz-Standardschriftart" style:family="text">
      <style:text-properties style:font-name="Cascadia Mono" style:font-name-complex="Cascadia Mono" fo:color="#008000" style:letter-kerning="false" fo:font-size="9.5pt" style:font-size-asian="9.5pt" style:font-size-complex="9.5pt" style:language-complex="ar" style:country-complex="SA"/>
    </style:style>
    <style:style style:name="P44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444" style:parent-style-name="Standard" style:family="paragraph">
      <style:paragraph-properties style:text-autospace="none" style:vertical-align="auto"/>
      <style:text-properties fo:hyphenate="true"/>
    </style:style>
    <style:style style:name="T44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46"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44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48"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44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50"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45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52"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45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54"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45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56"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45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458" style:parent-style-name="Standard" style:family="paragraph">
      <style:paragraph-properties style:text-autospace="none" style:vertical-align="auto"/>
      <style:text-properties fo:hyphenate="true"/>
    </style:style>
    <style:style style:name="T45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60"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46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462" style:parent-style-name="Standard" style:family="paragraph">
      <style:paragraph-properties style:text-autospace="none" style:vertical-align="auto"/>
      <style:text-properties fo:hyphenate="true"/>
    </style:style>
    <style:style style:name="T46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64"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46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66"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46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468" style:parent-style-name="Standard" style:family="paragraph">
      <style:paragraph-properties style:text-autospace="none" style:vertical-align="auto"/>
      <style:text-properties fo:hyphenate="true"/>
    </style:style>
    <style:style style:name="T46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70"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47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72"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47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47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47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476" style:parent-style-name="Standard" style:family="paragraph">
      <style:paragraph-properties style:text-autospace="none" style:vertical-align="auto"/>
      <style:text-properties fo:hyphenate="true"/>
    </style:style>
    <style:style style:name="T47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78"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47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80"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48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82"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48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84"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48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86"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48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488" style:parent-style-name="Standard" style:family="paragraph">
      <style:paragraph-properties style:text-autospace="none" style:vertical-align="auto"/>
      <style:text-properties fo:hyphenate="true"/>
    </style:style>
    <style:style style:name="T48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90"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49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492" style:parent-style-name="Standard" style:family="paragraph">
      <style:paragraph-properties style:text-autospace="none" style:vertical-align="auto"/>
      <style:text-properties fo:hyphenate="true"/>
    </style:style>
    <style:style style:name="T49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94"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49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496"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49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498" style:parent-style-name="Standard" style:family="paragraph">
      <style:paragraph-properties style:text-autospace="none" style:vertical-align="auto"/>
      <style:text-properties fo:hyphenate="true"/>
    </style:style>
    <style:style style:name="T49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00"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50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02"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50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50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50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50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50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508" style:parent-style-name="Standard" style:family="paragraph">
      <style:paragraph-properties style:text-autospace="none" style:vertical-align="auto"/>
      <style:text-properties fo:hyphenate="true"/>
    </style:style>
    <style:style style:name="T509"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51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11"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51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513" style:parent-style-name="Standard" style:family="paragraph">
      <style:paragraph-properties style:text-autospace="none" style:vertical-align="auto"/>
      <style:text-properties fo:hyphenate="true"/>
    </style:style>
    <style:style style:name="T51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15" style:parent-style-name="Absatz-Standardschriftart" style:family="text">
      <style:text-properties style:font-name="Cascadia Mono" style:font-name-complex="Cascadia Mono" fo:color="#2B91AF" style:letter-kerning="false" fo:font-size="9.5pt" style:font-size-asian="9.5pt" style:font-size-complex="9.5pt" fo:language="de" fo:country="DE" style:language-complex="ar" style:country-complex="SA"/>
    </style:style>
    <style:style style:name="T516" style:parent-style-name="Absatz-Standardschriftart" style:family="text">
      <style:text-properties style:font-name="Cascadia Mono" style:font-name-complex="Cascadia Mono" fo:color="#000000" style:letter-kerning="false" fo:font-size="9.5pt" style:font-size-asian="9.5pt" style:font-size-complex="9.5pt" fo:language="de" fo:country="DE" style:language-complex="ar" style:country-complex="SA"/>
    </style:style>
    <style:style style:name="T517" style:parent-style-name="Absatz-Standardschriftart" style:family="text">
      <style:text-properties style:font-name="Cascadia Mono" style:font-name-complex="Cascadia Mono" fo:color="#008000" style:letter-kerning="false" fo:font-size="9.5pt" style:font-size-asian="9.5pt" style:font-size-complex="9.5pt" fo:language="de" fo:country="DE" style:language-complex="ar" style:country-complex="SA"/>
    </style:style>
    <style:style style:name="P518" style:parent-style-name="Standard" style:family="paragraph">
      <style:paragraph-properties style:text-autospace="none" style:vertical-align="auto"/>
      <style:text-properties fo:hyphenate="true"/>
    </style:style>
    <style:style style:name="T519" style:parent-style-name="Absatz-Standardschriftart" style:family="text">
      <style:text-properties style:font-name="Cascadia Mono" style:font-name-complex="Cascadia Mono" fo:color="#000000" style:letter-kerning="false" fo:font-size="9.5pt" style:font-size-asian="9.5pt" style:font-size-complex="9.5pt" fo:language="de" fo:country="DE" style:language-complex="ar" style:country-complex="SA"/>
    </style:style>
    <style:style style:name="T520"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52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52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523" style:parent-style-name="Standard" style:family="paragraph">
      <style:paragraph-properties style:text-autospace="none" style:vertical-align="auto"/>
      <style:text-properties fo:hyphenate="true"/>
    </style:style>
    <style:style style:name="T52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25"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52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27"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52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29"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53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31"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53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33"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53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35"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53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37"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53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39"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54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41"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54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543" style:parent-style-name="Standard" style:family="paragraph">
      <style:paragraph-properties style:text-autospace="none" style:vertical-align="auto"/>
      <style:text-properties fo:hyphenate="true"/>
    </style:style>
    <style:style style:name="T54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45"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54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47"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54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549" style:parent-style-name="Standard" style:family="paragraph">
      <style:paragraph-properties style:text-autospace="none" style:vertical-align="auto"/>
      <style:text-properties fo:hyphenate="true"/>
    </style:style>
    <style:style style:name="T55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51"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55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553" style:parent-style-name="Standard" style:family="paragraph">
      <style:paragraph-properties style:text-autospace="none" style:vertical-align="auto"/>
      <style:text-properties fo:hyphenate="true"/>
    </style:style>
    <style:style style:name="T55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55"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55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557" style:parent-style-name="Standard" style:family="paragraph">
      <style:paragraph-properties style:text-autospace="none" style:vertical-align="auto"/>
      <style:text-properties fo:hyphenate="true"/>
    </style:style>
    <style:style style:name="T55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59"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56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56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56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563" style:parent-style-name="Standard" style:family="paragraph">
      <style:paragraph-properties style:text-autospace="none" style:vertical-align="auto"/>
      <style:text-properties fo:hyphenate="true"/>
    </style:style>
    <style:style style:name="T56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65"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56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67"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56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69"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57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71"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57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73"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57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75"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57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577" style:parent-style-name="Standard" style:family="paragraph">
      <style:paragraph-properties style:text-autospace="none" style:vertical-align="auto"/>
      <style:text-properties fo:hyphenate="true"/>
    </style:style>
    <style:style style:name="T57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79"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58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81"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58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83"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58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85"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58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587" style:parent-style-name="Standard" style:family="paragraph">
      <style:paragraph-properties style:text-autospace="none" style:vertical-align="auto"/>
      <style:text-properties fo:hyphenate="true"/>
    </style:style>
    <style:style style:name="T58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89"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59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91"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59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93"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59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95"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59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597" style:parent-style-name="Standard" style:family="paragraph">
      <style:paragraph-properties style:text-autospace="none" style:vertical-align="auto"/>
      <style:text-properties fo:hyphenate="true"/>
    </style:style>
    <style:style style:name="T59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599"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60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01"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60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03"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60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05"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60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60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60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609" style:parent-style-name="Standard" style:family="paragraph">
      <style:paragraph-properties style:text-autospace="none" style:vertical-align="auto"/>
      <style:text-properties fo:hyphenate="true"/>
    </style:style>
    <style:style style:name="T61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11"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61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13"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61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15"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61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17"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61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19"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62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21"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62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23"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62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625" style:parent-style-name="Standard" style:family="paragraph">
      <style:paragraph-properties style:text-autospace="none" style:vertical-align="auto"/>
      <style:text-properties fo:hyphenate="true"/>
    </style:style>
    <style:style style:name="T62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27"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62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629" style:parent-style-name="Standard" style:family="paragraph">
      <style:paragraph-properties style:text-autospace="none" style:vertical-align="auto"/>
      <style:text-properties fo:hyphenate="true"/>
    </style:style>
    <style:style style:name="T63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31"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63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33"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63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35"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63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37"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63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639" style:parent-style-name="Standard" style:family="paragraph">
      <style:paragraph-properties style:text-autospace="none" style:vertical-align="auto"/>
      <style:text-properties fo:hyphenate="true"/>
    </style:style>
    <style:style style:name="T64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41"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64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43"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64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45"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64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47"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64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649" style:parent-style-name="Standard" style:family="paragraph">
      <style:paragraph-properties style:text-autospace="none" style:vertical-align="auto"/>
      <style:text-properties fo:hyphenate="true"/>
    </style:style>
    <style:style style:name="T65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51"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65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53"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65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55"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65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57"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65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65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66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661" style:parent-style-name="Standard" style:family="paragraph">
      <style:paragraph-properties style:text-autospace="none" style:vertical-align="auto"/>
      <style:text-properties fo:hyphenate="true"/>
    </style:style>
    <style:style style:name="T66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63"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66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65"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66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67"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66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69"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67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71"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67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73"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67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675" style:parent-style-name="Standard" style:family="paragraph">
      <style:paragraph-properties style:text-autospace="none" style:vertical-align="auto"/>
      <style:text-properties fo:hyphenate="true"/>
    </style:style>
    <style:style style:name="T67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77"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67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679" style:parent-style-name="Standard" style:family="paragraph">
      <style:paragraph-properties style:text-autospace="none" style:vertical-align="auto"/>
      <style:text-properties fo:hyphenate="true"/>
    </style:style>
    <style:style style:name="T68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81"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68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83"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68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85"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68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87"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68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89"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69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91"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69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93"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69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95"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69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697"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69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699" style:parent-style-name="Standard" style:family="paragraph">
      <style:paragraph-properties style:text-autospace="none" style:vertical-align="auto"/>
      <style:text-properties fo:hyphenate="true"/>
    </style:style>
    <style:style style:name="T70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01"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70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03"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70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05"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70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07"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70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09"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71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11"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71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13"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71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15"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71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17"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71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71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720" style:parent-style-name="Standard" style:family="paragraph">
      <style:paragraph-properties style:text-autospace="none" style:vertical-align="auto"/>
      <style:text-properties fo:hyphenate="true"/>
    </style:style>
    <style:style style:name="T72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22"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72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24"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72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26"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72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28"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72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30"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73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32"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73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34"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73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36"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73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38"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73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740" style:parent-style-name="Standard" style:family="paragraph">
      <style:paragraph-properties style:text-autospace="none" style:vertical-align="auto"/>
      <style:text-properties fo:hyphenate="true"/>
    </style:style>
    <style:style style:name="T74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42"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74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44"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74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46"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74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48"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74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50"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75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52"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75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54"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75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56"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75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58"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75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76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761" style:parent-style-name="Standard" style:family="paragraph">
      <style:paragraph-properties style:text-autospace="none" style:vertical-align="auto"/>
      <style:text-properties fo:hyphenate="true"/>
    </style:style>
    <style:style style:name="T76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63"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76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65"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76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67"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76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69"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77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71"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77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73"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77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75"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77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77"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77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79"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78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781" style:parent-style-name="Standard" style:family="paragraph">
      <style:paragraph-properties style:text-autospace="none" style:vertical-align="auto"/>
      <style:text-properties fo:hyphenate="true"/>
    </style:style>
    <style:style style:name="T78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83"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78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85"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78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87"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78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89"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79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91"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79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93"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79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95"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79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97"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79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799"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80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80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80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80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80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805" style:parent-style-name="Standard" style:family="paragraph">
      <style:paragraph-properties style:text-autospace="none" style:vertical-align="auto"/>
      <style:text-properties fo:hyphenate="true"/>
    </style:style>
    <style:style style:name="T806"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80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08"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80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810" style:parent-style-name="Standard" style:family="paragraph">
      <style:paragraph-properties style:text-autospace="none" style:vertical-align="auto"/>
      <style:text-properties fo:hyphenate="true"/>
    </style:style>
    <style:style style:name="T81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12"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81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14"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81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816" style:parent-style-name="Standard" style:family="paragraph">
      <style:paragraph-properties style:text-autospace="none" style:vertical-align="auto"/>
      <style:text-properties fo:hyphenate="true"/>
    </style:style>
    <style:style style:name="T81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18"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81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20"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82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82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823" style:parent-style-name="Standard" style:family="paragraph">
      <style:paragraph-properties style:text-autospace="none" style:vertical-align="auto"/>
      <style:text-properties fo:hyphenate="true"/>
    </style:style>
    <style:style style:name="T82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25"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82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27"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82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29"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83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31"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83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33"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83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35"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83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37"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83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39"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84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84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84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843" style:parent-style-name="Standard" style:family="paragraph">
      <style:paragraph-properties style:text-autospace="none" style:vertical-align="auto"/>
      <style:text-properties fo:hyphenate="true"/>
    </style:style>
    <style:style style:name="T84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45"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84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84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84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84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850" style:parent-style-name="Standard" style:family="paragraph">
      <style:paragraph-properties style:text-autospace="none" style:vertical-align="auto"/>
      <style:text-properties fo:hyphenate="true"/>
    </style:style>
    <style:style style:name="T851"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85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53"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85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55"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85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57"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85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59"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86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61"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86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63"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86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65"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86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67"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86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69"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87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71"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87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73"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87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75"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87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77"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87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879" style:parent-style-name="Standard" style:family="paragraph">
      <style:paragraph-properties style:text-autospace="none" style:vertical-align="auto"/>
      <style:text-properties fo:hyphenate="true"/>
    </style:style>
    <style:style style:name="T880"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88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82" style:parent-style-name="Absatz-Standardschriftart" style:family="text">
      <style:text-properties style:font-name="Cascadia Mono" style:font-name-complex="Cascadia Mono" fo:color="#A31515" style:letter-kerning="false" fo:font-size="9.5pt" style:font-size-asian="9.5pt" style:font-size-complex="9.5pt" style:language-complex="ar" style:country-complex="SA"/>
    </style:style>
    <style:style style:name="P883" style:parent-style-name="Standard" style:family="paragraph">
      <style:paragraph-properties style:text-autospace="none" style:vertical-align="auto"/>
      <style:text-properties fo:hyphenate="true"/>
    </style:style>
    <style:style style:name="T884"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88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86" style:parent-style-name="Absatz-Standardschriftart" style:family="text">
      <style:text-properties style:font-name="Cascadia Mono" style:font-name-complex="Cascadia Mono" fo:color="#A31515" style:letter-kerning="false" fo:font-size="9.5pt" style:font-size-asian="9.5pt" style:font-size-complex="9.5pt" style:language-complex="ar" style:country-complex="SA"/>
    </style:style>
    <style:style style:name="P88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888" style:parent-style-name="Standard" style:family="paragraph">
      <style:paragraph-properties style:text-autospace="none" style:vertical-align="auto"/>
      <style:text-properties fo:hyphenate="true"/>
    </style:style>
    <style:style style:name="T889"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89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91" style:parent-style-name="Absatz-Standardschriftart" style:family="text">
      <style:text-properties style:font-name="Cascadia Mono" style:font-name-complex="Cascadia Mono" fo:color="#A31515" style:letter-kerning="false" fo:font-size="9.5pt" style:font-size-asian="9.5pt" style:font-size-complex="9.5pt" style:language-complex="ar" style:country-complex="SA"/>
    </style:style>
    <style:style style:name="P89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893" style:parent-style-name="Standard" style:family="paragraph">
      <style:paragraph-properties style:text-autospace="none" style:vertical-align="auto"/>
      <style:text-properties fo:hyphenate="true"/>
    </style:style>
    <style:style style:name="T894"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89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896" style:parent-style-name="Absatz-Standardschriftart" style:family="text">
      <style:text-properties style:font-name="Cascadia Mono" style:font-name-complex="Cascadia Mono" fo:color="#A31515" style:letter-kerning="false" fo:font-size="9.5pt" style:font-size-asian="9.5pt" style:font-size-complex="9.5pt" style:language-complex="ar" style:country-complex="SA"/>
    </style:style>
    <style:style style:name="P89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898" style:parent-style-name="Standard" style:family="paragraph">
      <style:paragraph-properties style:text-autospace="none" style:vertical-align="auto"/>
      <style:text-properties fo:hyphenate="true"/>
    </style:style>
    <style:style style:name="T899"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90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01"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90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03"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90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05"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90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07"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90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909" style:parent-style-name="Standard" style:family="paragraph">
      <style:paragraph-properties style:text-autospace="none" style:vertical-align="auto"/>
      <style:text-properties fo:hyphenate="true"/>
    </style:style>
    <style:style style:name="T910"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91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12"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91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14"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91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16"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91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18"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91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20"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92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22"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92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924" style:parent-style-name="Standard" style:family="paragraph">
      <style:paragraph-properties style:text-autospace="none" style:vertical-align="auto"/>
      <style:text-properties fo:hyphenate="true"/>
    </style:style>
    <style:style style:name="T92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26"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92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28"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92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30"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93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32"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93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34"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93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36"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93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93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939" style:parent-style-name="Standard" style:family="paragraph">
      <style:paragraph-properties style:text-autospace="none" style:vertical-align="auto"/>
      <style:text-properties fo:hyphenate="true"/>
    </style:style>
    <style:style style:name="T940"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94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42"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94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44"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94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46"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94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48"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94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950" style:parent-style-name="Standard" style:family="paragraph">
      <style:paragraph-properties style:text-autospace="none" style:vertical-align="auto"/>
      <style:text-properties fo:hyphenate="true"/>
    </style:style>
    <style:style style:name="T951"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95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53"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95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55"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95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57"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95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59"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96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61"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96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63"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96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65" style:parent-style-name="Absatz-Standardschriftart" style:family="text">
      <style:text-properties style:font-name="Cascadia Mono" style:font-name-complex="Cascadia Mono" fo:color="#008000" style:letter-kerning="false" fo:font-size="9.5pt" style:font-size-asian="9.5pt" style:font-size-complex="9.5pt" style:language-complex="ar" style:country-complex="SA"/>
    </style:style>
    <style:style style:name="P966" style:parent-style-name="Standard" style:family="paragraph">
      <style:paragraph-properties style:text-autospace="none" style:vertical-align="auto"/>
      <style:text-properties fo:hyphenate="true"/>
    </style:style>
    <style:style style:name="T96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68"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96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70"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97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72"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97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74"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97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76"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97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97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979" style:parent-style-name="Standard" style:family="paragraph">
      <style:paragraph-properties style:text-autospace="none" style:vertical-align="auto"/>
      <style:text-properties fo:hyphenate="true"/>
    </style:style>
    <style:style style:name="T980"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98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82"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98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84"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98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86"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98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88"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98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990" style:parent-style-name="Standard" style:family="paragraph">
      <style:paragraph-properties style:text-autospace="none" style:vertical-align="auto"/>
      <style:text-properties fo:hyphenate="true"/>
    </style:style>
    <style:style style:name="T991"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99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93"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99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95"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99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97"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99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999"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00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01"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00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03"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00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005" style:parent-style-name="Standard" style:family="paragraph">
      <style:paragraph-properties style:text-autospace="none" style:vertical-align="auto"/>
      <style:text-properties fo:hyphenate="true"/>
    </style:style>
    <style:style style:name="T100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07"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00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09"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01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11"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01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013" style:parent-style-name="Standard" style:family="paragraph">
      <style:paragraph-properties style:text-autospace="none" style:vertical-align="auto"/>
      <style:text-properties fo:hyphenate="true"/>
    </style:style>
    <style:style style:name="T101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15"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01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17"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01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19"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02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21"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02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23"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02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025" style:parent-style-name="Standard" style:family="paragraph">
      <style:paragraph-properties style:text-autospace="none" style:vertical-align="auto"/>
      <style:text-properties fo:hyphenate="true"/>
    </style:style>
    <style:style style:name="T102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27"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02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29"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03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03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03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033" style:parent-style-name="Standard" style:family="paragraph">
      <style:paragraph-properties style:text-autospace="none" style:vertical-align="auto"/>
      <style:text-properties fo:hyphenate="true"/>
    </style:style>
    <style:style style:name="T1034"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03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36"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03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38"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03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40"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04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42"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04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44"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04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46"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04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048" style:parent-style-name="Standard" style:family="paragraph">
      <style:paragraph-properties style:text-autospace="none" style:vertical-align="auto"/>
      <style:text-properties fo:hyphenate="true"/>
    </style:style>
    <style:style style:name="T104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50"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05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52"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05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54"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05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56"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05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58"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05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06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061" style:parent-style-name="Standard" style:family="paragraph">
      <style:paragraph-properties style:text-autospace="none" style:vertical-align="auto"/>
      <style:text-properties fo:hyphenate="true"/>
    </style:style>
    <style:style style:name="T1062"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06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64"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06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66"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06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68"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06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70"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07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72"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07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74"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07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76"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07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78"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07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080" style:parent-style-name="Standard" style:family="paragraph">
      <style:paragraph-properties style:text-autospace="none" style:vertical-align="auto"/>
      <style:text-properties fo:hyphenate="true"/>
    </style:style>
    <style:style style:name="T108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82"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08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84"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08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86"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08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88"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08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90"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09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09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093" style:parent-style-name="Standard" style:family="paragraph">
      <style:paragraph-properties style:text-autospace="none" style:vertical-align="auto"/>
      <style:text-properties fo:hyphenate="true"/>
    </style:style>
    <style:style style:name="T1094"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09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96"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09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098"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09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00"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10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02"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10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04"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10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06"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10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08"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10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10"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11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112" style:parent-style-name="Standard" style:family="paragraph">
      <style:paragraph-properties style:text-autospace="none" style:vertical-align="auto"/>
      <style:text-properties fo:hyphenate="true"/>
    </style:style>
    <style:style style:name="T111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14"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11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16"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11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18"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11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120" style:parent-style-name="Standard" style:family="paragraph">
      <style:paragraph-properties style:text-autospace="none" style:vertical-align="auto"/>
      <style:text-properties fo:hyphenate="true"/>
    </style:style>
    <style:style style:name="T112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22"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12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24"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12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126" style:parent-style-name="Standard" style:family="paragraph">
      <style:paragraph-properties style:text-autospace="none" style:vertical-align="auto"/>
      <style:text-properties fo:hyphenate="true"/>
    </style:style>
    <style:style style:name="T112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2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29"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13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31"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13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133" style:parent-style-name="Standard" style:family="paragraph">
      <style:paragraph-properties style:text-autospace="none" style:vertical-align="auto"/>
      <style:text-properties fo:hyphenate="true"/>
    </style:style>
    <style:style style:name="T113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3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36"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13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138" style:parent-style-name="Standard" style:family="paragraph">
      <style:paragraph-properties style:text-autospace="none" style:vertical-align="auto"/>
      <style:text-properties fo:hyphenate="true"/>
    </style:style>
    <style:style style:name="T113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4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41"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14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14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144" style:parent-style-name="Standard" style:family="paragraph">
      <style:paragraph-properties style:text-autospace="none" style:vertical-align="auto"/>
      <style:text-properties fo:hyphenate="true"/>
    </style:style>
    <style:style style:name="T114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46"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14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148" style:parent-style-name="Standard" style:family="paragraph">
      <style:paragraph-properties style:text-autospace="none" style:vertical-align="auto"/>
      <style:text-properties fo:hyphenate="true"/>
    </style:style>
    <style:style style:name="T114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5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51"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15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15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15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15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156" style:parent-style-name="Standard" style:family="paragraph">
      <style:paragraph-properties style:text-autospace="none" style:vertical-align="auto"/>
      <style:text-properties fo:hyphenate="true"/>
    </style:style>
    <style:style style:name="T1157"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15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59"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16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61"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16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63"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16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65"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16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67"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16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69"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17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71"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17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73"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17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75"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17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177" style:parent-style-name="Standard" style:family="paragraph">
      <style:paragraph-properties style:text-autospace="none" style:vertical-align="auto"/>
      <style:text-properties fo:hyphenate="true"/>
    </style:style>
    <style:style style:name="T117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79"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18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81"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18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83"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18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85"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18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18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188" style:parent-style-name="Standard" style:family="paragraph">
      <style:paragraph-properties style:text-autospace="none" style:vertical-align="auto"/>
      <style:text-properties fo:hyphenate="true"/>
    </style:style>
    <style:style style:name="T118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90"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19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92"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19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94"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19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96"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19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198"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19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200" style:parent-style-name="Standard" style:family="paragraph">
      <style:paragraph-properties style:text-autospace="none" style:vertical-align="auto"/>
      <style:text-properties fo:hyphenate="true"/>
    </style:style>
    <style:style style:name="T120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02"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20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04"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20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06"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20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08"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20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210" style:parent-style-name="Standard" style:family="paragraph">
      <style:paragraph-properties style:text-autospace="none" style:vertical-align="auto"/>
      <style:text-properties fo:hyphenate="true"/>
    </style:style>
    <style:style style:name="T121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1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13"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21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15"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21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217" style:parent-style-name="Standard" style:family="paragraph">
      <style:paragraph-properties style:text-autospace="none" style:vertical-align="auto"/>
      <style:text-properties fo:hyphenate="true"/>
    </style:style>
    <style:style style:name="T121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1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20"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22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22"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22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22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22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226" style:parent-style-name="Standard" style:family="paragraph">
      <style:paragraph-properties style:text-autospace="none" style:vertical-align="auto"/>
      <style:text-properties fo:hyphenate="true"/>
    </style:style>
    <style:style style:name="T122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28"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22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30"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23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32"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23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34"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23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36"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23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238" style:parent-style-name="Standard" style:family="paragraph">
      <style:paragraph-properties style:text-autospace="none" style:vertical-align="auto"/>
      <style:text-properties fo:hyphenate="true"/>
    </style:style>
    <style:style style:name="T123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40"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24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42"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24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244" style:parent-style-name="Standard" style:family="paragraph">
      <style:paragraph-properties style:text-autospace="none" style:vertical-align="auto"/>
      <style:text-properties fo:hyphenate="true"/>
    </style:style>
    <style:style style:name="T124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4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47"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24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249" style:parent-style-name="Standard" style:family="paragraph">
      <style:paragraph-properties style:text-autospace="none" style:vertical-align="auto"/>
      <style:text-properties fo:hyphenate="true"/>
    </style:style>
    <style:style style:name="T125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5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52"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25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54"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25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256" style:parent-style-name="Standard" style:family="paragraph">
      <style:paragraph-properties style:text-autospace="none" style:vertical-align="auto"/>
      <style:text-properties fo:hyphenate="true"/>
    </style:style>
    <style:style style:name="T125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5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59"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26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61"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26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263" style:parent-style-name="Standard" style:family="paragraph">
      <style:paragraph-properties style:text-autospace="none" style:vertical-align="auto"/>
      <style:text-properties fo:hyphenate="true"/>
    </style:style>
    <style:style style:name="T126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6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6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67"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26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69"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27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71"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27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73"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27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275" style:parent-style-name="Standard" style:family="paragraph">
      <style:paragraph-properties style:text-autospace="none" style:vertical-align="auto"/>
      <style:text-properties fo:hyphenate="true"/>
    </style:style>
    <style:style style:name="T127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7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7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79"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28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81"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28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283" style:parent-style-name="Standard" style:family="paragraph">
      <style:paragraph-properties style:text-autospace="none" style:vertical-align="auto"/>
      <style:text-properties fo:hyphenate="true"/>
    </style:style>
    <style:style style:name="T128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8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8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8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88"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28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90"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29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292" style:parent-style-name="Standard" style:family="paragraph">
      <style:paragraph-properties style:text-autospace="none" style:vertical-align="auto"/>
      <style:text-properties fo:hyphenate="true"/>
    </style:style>
    <style:style style:name="T129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9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9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9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297"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29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29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30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30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30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30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304" style:parent-style-name="Standard" style:family="paragraph">
      <style:paragraph-properties style:text-autospace="none" style:vertical-align="auto"/>
      <style:text-properties fo:hyphenate="true"/>
    </style:style>
    <style:style style:name="T130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06"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30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30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30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31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311" style:parent-style-name="Standard" style:family="paragraph">
      <style:paragraph-properties style:text-autospace="none" style:vertical-align="auto"/>
      <style:text-properties fo:hyphenate="true"/>
    </style:style>
    <style:style style:name="T1312"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31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14"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31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16"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31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18"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31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20"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32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22"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32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24"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32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26"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32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28"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32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30"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33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32"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33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34"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33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36"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33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38"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33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340" style:parent-style-name="Standard" style:family="paragraph">
      <style:paragraph-properties style:text-autospace="none" style:vertical-align="auto"/>
      <style:text-properties fo:hyphenate="true"/>
    </style:style>
    <style:style style:name="T134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42"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34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44"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34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46"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34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48"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34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50"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35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352" style:parent-style-name="Standard" style:family="paragraph">
      <style:paragraph-properties style:text-autospace="none" style:vertical-align="auto"/>
      <style:text-properties fo:hyphenate="true"/>
    </style:style>
    <style:style style:name="T135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54"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35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56"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35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58"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35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60"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36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62"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36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36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365" style:parent-style-name="Standard" style:family="paragraph">
      <style:paragraph-properties style:text-autospace="none" style:vertical-align="auto"/>
      <style:text-properties fo:hyphenate="true"/>
    </style:style>
    <style:style style:name="T136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67"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36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69"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37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71"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37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73"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37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375" style:parent-style-name="Standard" style:family="paragraph">
      <style:paragraph-properties style:text-autospace="none" style:vertical-align="auto"/>
      <style:text-properties fo:hyphenate="true"/>
    </style:style>
    <style:style style:name="T137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77"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37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79"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38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81"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38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83"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38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38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386" style:parent-style-name="Standard" style:family="paragraph">
      <style:paragraph-properties style:text-autospace="none" style:vertical-align="auto"/>
      <style:text-properties fo:hyphenate="true"/>
    </style:style>
    <style:style style:name="T138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88"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38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90"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39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92"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39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94"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39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396" style:parent-style-name="Standard" style:family="paragraph">
      <style:paragraph-properties style:text-autospace="none" style:vertical-align="auto"/>
      <style:text-properties fo:hyphenate="true"/>
    </style:style>
    <style:style style:name="T139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9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399"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40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01"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40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40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404" style:parent-style-name="Standard" style:family="paragraph">
      <style:paragraph-properties style:text-autospace="none" style:vertical-align="auto"/>
      <style:text-properties fo:hyphenate="true"/>
    </style:style>
    <style:style style:name="T140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06"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40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08"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40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10"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41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12"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41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14" style:parent-style-name="Absatz-Standardschriftart" style:family="text">
      <style:text-properties style:font-name="Cascadia Mono" style:font-name-complex="Cascadia Mono" fo:color="#808080" style:letter-kerning="false" fo:font-size="9.5pt" style:font-size-asian="9.5pt" style:font-size-complex="9.5pt" style:language-complex="ar" style:country-complex="SA"/>
    </style:style>
    <style:style style:name="T141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416" style:parent-style-name="Standard" style:family="paragraph">
      <style:paragraph-properties style:text-autospace="none" style:vertical-align="auto"/>
      <style:text-properties fo:hyphenate="true"/>
    </style:style>
    <style:style style:name="T141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18"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41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20"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42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22"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42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424" style:parent-style-name="Standard" style:family="paragraph">
      <style:paragraph-properties style:text-autospace="none" style:vertical-align="auto"/>
      <style:text-properties fo:hyphenate="true"/>
    </style:style>
    <style:style style:name="T142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2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27"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42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29"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43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31"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43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33"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43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435" style:parent-style-name="Standard" style:family="paragraph">
      <style:paragraph-properties style:text-autospace="none" style:vertical-align="auto"/>
      <style:text-properties fo:hyphenate="true"/>
    </style:style>
    <style:style style:name="T143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3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3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39"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44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41"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44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43"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44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45"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44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447" style:parent-style-name="Standard" style:family="paragraph">
      <style:paragraph-properties style:text-autospace="none" style:vertical-align="auto"/>
      <style:text-properties fo:hyphenate="true"/>
    </style:style>
    <style:style style:name="T144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4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5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5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52"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45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54"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45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56"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45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58"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45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460" style:parent-style-name="Standard" style:family="paragraph">
      <style:paragraph-properties style:text-autospace="none" style:vertical-align="auto"/>
      <style:text-properties fo:hyphenate="true"/>
    </style:style>
    <style:style style:name="T146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6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6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6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6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66"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46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68"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46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70"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47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72"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47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74"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47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476" style:parent-style-name="Standard" style:family="paragraph">
      <style:paragraph-properties style:text-autospace="none" style:vertical-align="auto"/>
      <style:text-properties fo:hyphenate="true"/>
    </style:style>
    <style:style style:name="T147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7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7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8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8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82"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48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84"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48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48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487" style:parent-style-name="Standard" style:family="paragraph">
      <style:paragraph-properties style:text-autospace="none" style:vertical-align="auto"/>
      <style:text-properties fo:hyphenate="true"/>
    </style:style>
    <style:style style:name="T148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8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9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9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9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93"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49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95"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49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497" style:parent-style-name="Standard" style:family="paragraph">
      <style:paragraph-properties style:text-autospace="none" style:vertical-align="auto"/>
      <style:text-properties fo:hyphenate="true"/>
    </style:style>
    <style:style style:name="T149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49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0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0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0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03"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50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05"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50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50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508" style:parent-style-name="Standard" style:family="paragraph">
      <style:paragraph-properties style:text-autospace="none" style:vertical-align="auto"/>
      <style:text-properties fo:hyphenate="true"/>
    </style:style>
    <style:style style:name="T150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1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1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1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1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14"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51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51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51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518" style:parent-style-name="Standard" style:family="paragraph">
      <style:paragraph-properties style:text-autospace="none" style:vertical-align="auto"/>
      <style:text-properties fo:hyphenate="true"/>
    </style:style>
    <style:style style:name="T151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2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2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2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2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24"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52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26"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52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28"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52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30"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53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32"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53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534" style:parent-style-name="Standard" style:family="paragraph">
      <style:paragraph-properties style:text-autospace="none" style:vertical-align="auto"/>
      <style:text-properties fo:hyphenate="true"/>
    </style:style>
    <style:style style:name="T153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3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3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3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3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40"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54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42"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54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44"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54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46"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54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48"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54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550" style:parent-style-name="Standard" style:family="paragraph">
      <style:paragraph-properties style:text-autospace="none" style:vertical-align="auto"/>
      <style:text-properties fo:hyphenate="true"/>
    </style:style>
    <style:style style:name="T155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5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5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5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5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56"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55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58"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55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60"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56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62"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56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64"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56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566"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56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56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56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57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571" style:parent-style-name="Standard" style:family="paragraph">
      <style:paragraph-properties style:text-autospace="none" style:vertical-align="auto"/>
      <style:text-properties fo:hyphenate="true"/>
    </style:style>
    <style:style style:name="T157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73"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57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75"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57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577" style:parent-style-name="Standard" style:family="paragraph">
      <style:paragraph-properties style:text-autospace="none" style:vertical-align="auto"/>
      <style:text-properties fo:hyphenate="true"/>
    </style:style>
    <style:style style:name="T157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7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80"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58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582" style:parent-style-name="Standard" style:family="paragraph">
      <style:paragraph-properties style:text-autospace="none" style:vertical-align="auto"/>
      <style:text-properties fo:hyphenate="true"/>
    </style:style>
    <style:style style:name="T158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8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85"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58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87"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58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58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590" style:parent-style-name="Standard" style:family="paragraph">
      <style:paragraph-properties style:text-autospace="none" style:vertical-align="auto"/>
      <style:text-properties fo:hyphenate="true"/>
    </style:style>
    <style:style style:name="T159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9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93"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59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95"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59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597" style:parent-style-name="Standard" style:family="paragraph">
      <style:paragraph-properties style:text-autospace="none" style:vertical-align="auto"/>
      <style:text-properties fo:hyphenate="true"/>
    </style:style>
    <style:style style:name="T159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59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00"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60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60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603"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604" style:parent-style-name="Standard" style:family="paragraph">
      <style:paragraph-properties style:text-autospace="none" style:vertical-align="auto"/>
      <style:text-properties fo:hyphenate="true"/>
    </style:style>
    <style:style style:name="T160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0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07"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60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09"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61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611" style:parent-style-name="Standard" style:family="paragraph">
      <style:paragraph-properties style:text-autospace="none" style:vertical-align="auto"/>
      <style:text-properties fo:hyphenate="true"/>
    </style:style>
    <style:style style:name="T161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1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1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15"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61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17"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61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19" style:parent-style-name="Absatz-Standardschriftart" style:family="text">
      <style:text-properties style:font-name="Cascadia Mono" style:font-name-complex="Cascadia Mono" fo:color="#008080" style:letter-kerning="false" fo:font-size="9.5pt" style:font-size-asian="9.5pt" style:font-size-complex="9.5pt" style:language-complex="ar" style:country-complex="SA"/>
    </style:style>
    <style:style style:name="T162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621"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622"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623" style:parent-style-name="Standard" style:family="paragraph">
      <style:paragraph-properties style:text-autospace="none" style:vertical-align="auto"/>
      <style:text-properties fo:hyphenate="true"/>
    </style:style>
    <style:style style:name="T162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2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26"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62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62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629"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630"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631" style:parent-style-name="Standard" style:family="paragraph">
      <style:paragraph-properties style:text-autospace="none" style:vertical-align="auto"/>
      <style:text-properties fo:hyphenate="true"/>
    </style:style>
    <style:style style:name="T1632"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33"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63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35"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63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637" style:parent-style-name="Standard" style:family="paragraph">
      <style:paragraph-properties style:text-autospace="none" style:vertical-align="auto"/>
      <style:text-properties fo:hyphenate="true"/>
    </style:style>
    <style:style style:name="T163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3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40"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64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642" style:parent-style-name="Standard" style:family="paragraph">
      <style:paragraph-properties style:text-autospace="none" style:vertical-align="auto"/>
      <style:text-properties fo:hyphenate="true"/>
    </style:style>
    <style:style style:name="T164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44"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45"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64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647"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648"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649" style:parent-style-name="Standard" style:family="paragraph">
      <style:paragraph-properties style:text-autospace="none" style:vertical-align="auto"/>
      <style:text-properties fo:hyphenate="true"/>
    </style:style>
    <style:style style:name="T165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5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52"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65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654" style:parent-style-name="Standard" style:family="paragraph">
      <style:paragraph-properties style:text-autospace="none" style:vertical-align="auto"/>
      <style:text-properties fo:hyphenate="true"/>
    </style:style>
    <style:style style:name="T165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56"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57"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658"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659" style:parent-style-name="Standard" style:family="paragraph">
      <style:paragraph-properties style:text-autospace="none" style:vertical-align="auto"/>
      <style:text-properties fo:hyphenate="true"/>
    </style:style>
    <style:style style:name="T1660"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6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62"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66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664"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665" style:parent-style-name="Standard" style:family="paragraph">
      <style:paragraph-properties style:text-autospace="none" style:vertical-align="auto"/>
      <style:text-properties style:font-name="Cascadia Mono" style:font-name-complex="Cascadia Mono" fo:color="#000000" style:letter-kerning="false" fo:font-size="9.5pt" style:font-size-asian="9.5pt" style:font-size-complex="9.5pt" style:language-complex="ar" style:country-complex="SA" fo:hyphenate="true"/>
    </style:style>
    <style:style style:name="P1666" style:parent-style-name="Standard" style:family="paragraph">
      <style:paragraph-properties style:text-autospace="none" style:vertical-align="auto"/>
      <style:text-properties fo:hyphenate="true"/>
    </style:style>
    <style:style style:name="T1667"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68"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669"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P1670" style:parent-style-name="Standard" style:family="paragraph">
      <style:paragraph-properties style:text-autospace="none" style:vertical-align="auto"/>
      <style:text-properties fo:hyphenate="true"/>
    </style:style>
    <style:style style:name="T1671"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72" style:parent-style-name="Absatz-Standardschriftart" style:family="text">
      <style:text-properties style:font-name="Cascadia Mono" style:font-name-complex="Cascadia Mono" fo:color="#0000FF" style:letter-kerning="false" fo:font-size="9.5pt" style:font-size-asian="9.5pt" style:font-size-complex="9.5pt" style:language-complex="ar" style:country-complex="SA"/>
    </style:style>
    <style:style style:name="T1673"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74" style:parent-style-name="Absatz-Standardschriftart" style:family="text">
      <style:text-properties style:font-name="Cascadia Mono" style:font-name-complex="Cascadia Mono" fo:color="#2B91AF" style:letter-kerning="false" fo:font-size="9.5pt" style:font-size-asian="9.5pt" style:font-size-complex="9.5pt" style:language-complex="ar" style:country-complex="SA"/>
    </style:style>
    <style:style style:name="T1675" style:parent-style-name="Absatz-Standardschriftart" style:family="text">
      <style:text-properties style:font-name="Cascadia Mono" style:font-name-complex="Cascadia Mono" fo:color="#000000" style:letter-kerning="false" fo:font-size="9.5pt" style:font-size-asian="9.5pt" style:font-size-complex="9.5pt" style:language-complex="ar" style:country-complex="SA"/>
    </style:style>
    <style:style style:name="T1676" style:parent-style-name="Absatz-Standardschriftart" style:family="text">
      <style:text-properties style:font-name="Cascadia Mono" style:font-name-complex="Cascadia Mono" fo:color="#000000" style:letter-kerning="false" fo:font-size="9.5pt" style:font-size-asian="9.5pt" style:font-size-complex="9.5pt" fo:language="de" fo:country="DE" style:language-complex="ar" style:country-complex="SA"/>
    </style:style>
  </office:automatic-styles>
  <office:body>
    <office:text text:use-soft-page-breaks="true">
      <text:p text:style-name="P1">Aufgabe 2: Stillvolle Päckchen</text:p>
      <text:p text:style-name="P3">Teilnahme-ID: 72940</text:p>
      <text:p text:style-name="P4">Bearbeiter dieser Aufgabe:<text:line-break/>Erik Donath</text:p>
      <text:p text:style-name="Untertitel">15. April 2024</text:p>
      <text:p text:style-name="P5">Inhaltsverzeichnis</text:p>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Verzeichnis1"><text:a xlink:href="#_Toc164098921" office:target-frame-name="_top" xlink:show="replace"><text:span text:style-name="T6">Lösungsidee</text:span><text:tab/>2</text:a></text:p>
          <text:p text:style-name="Verzeichnis1"><text:a xlink:href="#_Toc164098922" office:target-frame-name="_top" xlink:show="replace"><text:span text:style-name="T7">Umsetzung</text:span><text:tab/>2</text:a></text:p>
          <text:p text:style-name="Verzeichnis1"><text:a xlink:href="#_Toc164098923" office:target-frame-name="_top" xlink:show="replace"><text:span text:style-name="T8">Beispiele</text:span><text:tab/>3</text:a></text:p>
          <text:p text:style-name="Verzeichnis1"><text:a xlink:href="#_Toc164098924" office:target-frame-name="_top" xlink:show="replace"><text:span text:style-name="T9">Quell</text:span><text:bookmark-start text:name="_Hlt164098951"/><text:span text:style-name="T10">c</text:span><text:bookmark-end text:name="_Hlt164098951"/><text:span text:style-name="T11">ode</text:span><text:tab/>6</text:a></text:p>
        </text:index-body>
      </text:table-of-content>
      <text:p text:style-name="Textbody"/>
      <text:p text:style-name="Standard"><text:bookmark-start text:name="__RefHeading___Toc2232_4178761632"/></text:p>
      <text:h text:style-name="P12" text:outline-level="1"><text:bookmark-start text:name="_Toc164098921"/><text:soft-page-break/>Lösungsidee<text:bookmark-end text:name="__RefHeading___Toc2232_4178761632"/><text:bookmark-end text:name="_Toc164098921"/><text:tab/></text:h>
      <text:p text:style-name="P13">Als erstes werden die Kombinationen in nach ihrem Still Sortiert sodass es für jeden Still eine liste an kombinierbaren Stillen gibt. Dann geht man durch die erste liste durch und nimmt einen Still a. Mit dem Still a geht man durch die Liste für Still a und nimmt einen Still b. Mittels dieses Stilles b geht man erneut durch die Liste von Still b und nimmt einen Still c. Dann muss überprüft werden ob c mit a kompatibel ist. Still c muss also in der Liste von Still a vorhanden sein. Dann notiert man sich die Stille als 3. Kombination.<text:line-break/><text:line-break/>Nun werden auch die Kleidungsstücke nach ihrem Still in eigene Listen sortiert. Nun geht man für alle generierten 3. Kombinationen durch und nimmt für Still a die Liste an Kleidungstücken A des Stillen a. Das gleiche passiert auch mit den Listen B und C. Nun geht man durch liste A der Kleidungstücke und nimmt sich ein Kleidungsstück d. Nachdem man auch durch die Listen B und C gegangen ist und die Kleidungsstücke e und f ausgewählt hat, notiert man sich diese Kombination falls diese noch nicht notiert wurde. Das sind alle möglichen 3. Kleidungsstück Kombinationen. Gleichzeitig notiert man sich für jedes Kleidungsstück in einer Liste eine Referenz zu der 3. Kleidungsstück Kombination.<text:s/></text:p>
      <text:p text:style-name="P14"/>
      <text:p text:style-name="P15">Dann geht man durch die Referenzen Liste der Kleidungsstücke durch und teilt man mit Rest die Anzahl an möglichen Kleiderstück Kombinationen durch die Anzahl. Der Rest wird nun in einer eigenen Liste notiert. Für jede Kombination wird nun der Teilwert für das Kleidungsstück gespeichert.</text:p>
      <text:p text:style-name="P16"/>
      <text:p text:style-name="P17">Zuletzt wird noch einmal durch die 3. Kleidungsstück Kombination Liste durchgegangen und der minimale wert der Anzahlen der Kleidungstücke für jede Kombination genommen. Diese wird dann als die allgemeine Anzahl der Kombination angesehen. Der Rest der möglicherweise entsteht wird in die Restliste notiert.</text:p>
      <text:p text:style-name="P18"/>
      <text:h text:style-name="P19" text:outline-level="1"><text:bookmark-start text:name="__RefHeading___Toc2234_4178761632"/><text:bookmark-start text:name="_Toc164098922"/>Umsetzung<text:bookmark-end text:name="__RefHeading___Toc2234_4178761632"/><text:bookmark-end text:name="_Toc164098922"/></text:h>
      <text:p text:style-name="P20">Es wird eine Hashmap pmap erstellt wobei der Key der Still ist und die Value eine Liste an Stillen ist. Dann wird von 1 bis r+1 als i, dann wird bei i in der pmap die Liste um i erweitert. Anschließen wird durch die gegebenen 2. Kombinationen durch iteriert und für x in der pmap y hinzugefügt und an Stelle y x hinzugefügt.</text:p>
      <text:p text:style-name="P21"/>
      <text:p text:style-name="P22">Dann wir mit einer 3-fachen Foreach-Schleife durch alles Keys in der pmap iteriert. Der Wert wird a genannt. Dann wird durch die Liste bei a in der pmap iteriert um b zu erhalten. Zuletzt wird durch die Liste bei b in der pmap iteriert um c zu erhalten. Dann wird die 3. Kombination aus a, b und c in einer Liste gespeichert, falls diese nicht schon in der Liste vorhanden ist, oder c nicht in a vorhanden ist.</text:p>
      <text:p text:style-name="P23"/>
      <text:p text:style-name="P24">Nachdem die 3. Kombinationen gebildet wurden, wird eine Hashmap smap erstellt, wobei der Key ein Still ist und die Value eine Liste an Kleidungsstücken ist. Anschließend wird durch die gebene Liste der Kleidungsstücke iteriert und diese an Stelle des Stilles des Kleidungsstückes hinzugefügt.</text:p>
      <text:p text:style-name="P25"/>
      <text:p text:style-name="P26">Danach wird zuerst eine Hashmap cmap erstellt, wobei der Key ein Kleidungsstück ist und die Value eine Liste an Indexen ist. Als zweites wird durch alle 3. Kombinationen iteriert und dann mit einer 3-fachen Foreach-Schleife durch die smap iteriert. Die erste Schleife iteriert durch die Liste an der Stelle von a aus der Kombination in der smap. Bei der zweiten(b) und dritten(c) Schleife passiert das gleiche. Sollten nun die Stille von a, b und c unterschiedlich sein, so wird die Kombination abgespeichert. Außerdem wird für jede Kombination in der cmap der Index der Kombination gespeichert an den Stellen a, b und c.</text:p>
      <text:p text:style-name="P27"/>
      <text:p text:style-name="P28">Im Vorletzten Schritt wird nun durch die cmap iteriert. Der Wert ist ein KeyValue-Paar namens kv. Nun wird die Größe der Liste die als Value in kv gespeichert ist ermittelt. Danach wird die Anzahl des Kleidungsstückes durch die Größe ganzzahlig geteilt. Auch wird hierbei der Rest durch Modulo ermittelt. Nun wird durch die Index Liste iteriert und die Anzahl des Kleidungsstückes aktualisiert mit dem zuvor geteilten Wert. Zuletzt wird der Rest in einer Separaten Liste gespeichert.</text:p>
      <text:p text:style-name="P29"/>
      <text:p text:style-name="P30">Zuletzt wird nocheinmal durch die erstellten 3. Kleidungsstück Kombinations Listes iteriert und es wird das Minimum der Anzahlen der Kleidungsstücke ermittelt. Dieses wird dann zu der Anzahl der Kombination. Die entstehenden Reste werden in der Reste Liste gespeichert.</text:p>
      <text:h text:style-name="P31" text:outline-level="1"><text:bookmark-start text:name="__RefHeading___Toc2236_4178761632"/><text:bookmark-start text:name="_Toc164098923"/>Beispiele<text:bookmark-end text:name="__RefHeading___Toc2236_4178761632"/><text:bookmark-end text:name="_Toc164098923"/></text:h>
      <table:table table:style-name="Table32">
        <table:table-columns>
          <table:table-column table:style-name="TableColumn33"/>
          <table:table-column table:style-name="TableColumn34"/>
        </table:table-columns>
        <table:table-row table:style-name="TableRow35">
          <table:table-cell table:style-name="TableCell36">
            <text:p text:style-name="P37">Eingabe</text:p>
          </table:table-cell>
          <table:table-cell table:style-name="TableCell38">
            <text:p text:style-name="P39">Ausgabe</text:p>
          </table:table-cell>
        </table:table-row>
        <table:table-row table:style-name="TableRow40">
          <table:table-cell table:style-name="TableCell41">
            <text:p text:style-name="P42">3 2</text:p>
            <text:p text:style-name="P43">1 2</text:p>
            <text:p text:style-name="P44"/>
            <text:p text:style-name="P45">1 1 3</text:p>
            <text:p text:style-name="P46">1 2 2</text:p>
            <text:p text:style-name="P47">2 2 3</text:p>
            <text:p text:style-name="P48">3 2 3</text:p>
          </table:table-cell>
          <table:table-cell table:style-name="TableCell49">
            <text:p text:style-name="P50">Sorten Anzahl: 3</text:p>
            <text:p text:style-name="P51">Still Anzahl: <text:s/>2</text:p>
            <text:p text:style-name="P52"/>
            <text:p text:style-name="P53">Kombinationen:<text:s/></text:p>
            <text:p text:style-name="P54"><text:span text:style-name="T55"><text:s text:c="2"/></text:span><text:span text:style-name="T56">1 &lt;&gt; 2</text:span></text:p>
            <text:p text:style-name="P57"/>
            <text:p text:style-name="P58">Dinge:<text:s/></text:p>
            <text:p text:style-name="P59"><text:s text:c="2"/>1 + 1 =&gt; 3</text:p>
            <text:p text:style-name="P60"><text:s text:c="2"/>1 + 2 =&gt; 2</text:p>
            <text:p text:style-name="P61"><text:s text:c="2"/>2 + 2 =&gt; 3</text:p>
            <text:p text:style-name="P62"><text:s text:c="2"/>3 + 2 =&gt; 3</text:p>
            <text:p text:style-name="P63">Funktion took 9100 nanoseconds (0 miliseconds).</text:p>
            <text:p text:style-name="P64"/>
            <text:p text:style-name="P65">Packete:<text:s/></text:p>
            <text:p text:style-name="P66"><text:s text:c="2"/>1 * {(1 1) + (2 2) + (2 3)}</text:p>
            <text:p text:style-name="P67"><text:s text:c="2"/>1 * {(2 1) + (2 2) + (2 3)}</text:p>
            <text:p text:style-name="P68"/>
            <text:p text:style-name="P69">Rest:<text:s/></text:p>
            <text:p text:style-name="P70"><text:s text:c="2"/>1 * (2 2)</text:p>
            <text:soft-page-break/>
            <text:p text:style-name="P71"><text:s text:c="2"/>3 * (3 2)</text:p>
            <text:p text:style-name="P72"><text:s text:c="2"/>2 * (1 1)</text:p>
            <text:p text:style-name="P73"><text:s text:c="2"/>1 * (1 2)</text:p>
          </table:table-cell>
        </table:table-row>
        <text:soft-page-break/>
        <table:table-row table:style-name="TableRow74">
          <table:table-cell table:style-name="TableCell75">
            <text:p text:style-name="P76">3 4</text:p>
            <text:p text:style-name="P77">1 2</text:p>
            <text:p text:style-name="P78">2 3</text:p>
            <text:p text:style-name="P79">3 4</text:p>
            <text:p text:style-name="P80"/>
            <text:p text:style-name="P81">1 1 48</text:p>
            <text:p text:style-name="P82">1 2 55</text:p>
            <text:p text:style-name="P83">1 3 76</text:p>
            <text:p text:style-name="P84">1 4 27</text:p>
            <text:p text:style-name="P85">2 1 39</text:p>
            <text:p text:style-name="P86">2 2 46</text:p>
            <text:p text:style-name="P87">2 3 29</text:p>
            <text:p text:style-name="P88">2 4 37</text:p>
            <text:p text:style-name="P89">3 1 57</text:p>
            <text:p text:style-name="P90">3 2 38</text:p>
            <text:p text:style-name="P91">3 3 28</text:p>
            <text:p text:style-name="P92">3 4 19</text:p>
          </table:table-cell>
          <table:table-cell table:style-name="TableCell93">
            <text:p text:style-name="P94">Sorten Anzahl: 3</text:p>
            <text:p text:style-name="P95">Still Anzahl: <text:s/>4</text:p>
            <text:p text:style-name="P96"/>
            <text:p text:style-name="P97">Kombinationen:<text:s/></text:p>
            <text:p text:style-name="P98"><text:span text:style-name="T99"><text:s text:c="2"/></text:span><text:span text:style-name="T100">1 &lt;&gt; 2</text:span></text:p>
            <text:p text:style-name="P101"><text:s text:c="2"/>2 &lt;&gt; 3</text:p>
            <text:p text:style-name="P102"><text:s text:c="2"/>3 &lt;&gt; 4</text:p>
            <text:p text:style-name="P103"/>
            <text:p text:style-name="P104">Dinge:<text:s/></text:p>
            <text:p text:style-name="P105"><text:s text:c="2"/>1 + 1 =&gt; 48</text:p>
            <text:p text:style-name="P106"><text:s text:c="2"/>1 + 2 =&gt; 55</text:p>
            <text:p text:style-name="P107"><text:s text:c="2"/>1 + 3 =&gt; 76</text:p>
            <text:p text:style-name="P108"><text:s text:c="2"/>1 + 4 =&gt; 27</text:p>
            <text:p text:style-name="P109"><text:s text:c="2"/>2 + 1 =&gt; 39</text:p>
            <text:p text:style-name="P110"><text:s text:c="2"/>2 + 2 =&gt; 46</text:p>
            <text:p text:style-name="P111"><text:s text:c="2"/>2 + 3 =&gt; 29</text:p>
            <text:p text:style-name="P112"><text:s text:c="2"/>2 + 4 =&gt; 37</text:p>
            <text:p text:style-name="P113"><text:s text:c="2"/>3 + 1 =&gt; 57</text:p>
            <text:p text:style-name="P114"><text:s text:c="2"/>3 + 2 =&gt; 38</text:p>
            <text:p text:style-name="P115"><text:s text:c="2"/>3 + 3 =&gt; 28</text:p>
            <text:p text:style-name="P116"><text:s text:c="2"/>3 + 4 =&gt; 19</text:p>
            <text:p text:style-name="P117">Funktion took 24200 nanoseconds (0 miliseconds).</text:p>
            <text:p text:style-name="P118"/>
            <text:p text:style-name="P119">Packete:<text:s/></text:p>
            <text:p text:style-name="P120"><text:s text:c="2"/>9 * {(1 1) + (1 2) + (1 3)}</text:p>
            <text:p text:style-name="P121"><text:s text:c="2"/>5 * {(1 1) + (1 2) + (2 3)}</text:p>
            <text:p text:style-name="P122"><text:s text:c="2"/>6 * {(1 1) + (1 3) + (2 2)}</text:p>
            <text:p text:style-name="P123"><text:s text:c="2"/>7 * {(1 2) + (1 3) + (2 1)}</text:p>
            <text:p text:style-name="P124"><text:s text:c="2"/>5 * {(1 1) + (2 2) + (2 3)}</text:p>
            <text:p text:style-name="P125"><text:s text:c="2"/>5 * {(1 2) + (2 1) + (2 3)}</text:p>
            <text:p text:style-name="P126"><text:s text:c="2"/>6 * {(1 3) + (2 1) + (2 2)}</text:p>
            <text:p text:style-name="P127"><text:s text:c="2"/>5 * {(2 1) + (2 2) + (2 3)}</text:p>
            <text:p text:style-name="P128"><text:s text:c="2"/>4 * {(2 1) + (2 2) + (3 3)}</text:p>
            <text:p text:style-name="P129"><text:s text:c="2"/>4 * {(2 1) + (2 3) + (3 2)}</text:p>
            <text:p text:style-name="P130"><text:s text:c="2"/>5 * {(2 2) + (2 3) + (3 1)}</text:p>
            <text:p text:style-name="P131"><text:s text:c="2"/>4 * {(2 1) + (3 2) + (3 3)}</text:p>
            <text:p text:style-name="P132"><text:s text:c="2"/>4 * {(2 2) + (3 1) + (3 3)}</text:p>
            <text:p text:style-name="P133"><text:s text:c="2"/>4 * {(2 3) + (3 1) + (3 2)}</text:p>
            <text:p text:style-name="P134"><text:s text:c="2"/>4 * {(3 1) + (3 2) + (3 3)}</text:p>
            <text:p text:style-name="P135"><text:s text:c="2"/>4 * {(3 1) + (3 2) + (4 3)}</text:p>
            <text:p text:style-name="P136"><text:s text:c="2"/>4 * {(3 1) + (3 3) + (4 2)}</text:p>
            <text:p text:style-name="P137"><text:s text:c="2"/>4 * {(3 2) + (3 3) + (4 1)}</text:p>
            <text:p text:style-name="P138"><text:s text:c="2"/>4 * {(3 1) + (4 2) + (4 3)}</text:p>
            <text:p text:style-name="P139"><text:s text:c="2"/>4 * {(3 2) + (4 1) + (4 3)}</text:p>
            <text:p text:style-name="P140"><text:s text:c="2"/>4 * {(3 3) + (4 1) + (4 2)}</text:p>
            <text:p text:style-name="P141"><text:s text:c="2"/>4 * {(4 1) + (4 2) + (4 3)}</text:p>
            <text:p text:style-name="P142"/>
            <text:p text:style-name="P143">Rest:<text:s/></text:p>
            <text:p text:style-name="P144"><text:s text:c="2"/>38 * (3 1)</text:p>
            <text:p text:style-name="P145"><text:s text:c="2"/>13 * (2 1)</text:p>
            <text:p text:style-name="P146"><text:s text:c="2"/>27 * (1 2)</text:p>
            <text:p text:style-name="P147"><text:s text:c="2"/>25 * (3 2)</text:p>
            <text:p text:style-name="P148"><text:s text:c="2"/>9 * (2 3)</text:p>
            <text:p text:style-name="P149"><text:s text:c="2"/>29 * (2 4)</text:p>
            <text:p text:style-name="P150"><text:s text:c="2"/>23 * (2 2)</text:p>
            <text:p text:style-name="P151"><text:s text:c="2"/>15 * (1 4)</text:p>
            <text:p text:style-name="P152"><text:s text:c="2"/>52 * (1 3)</text:p>
            <text:p text:style-name="P153"><text:s text:c="2"/>19 * (3 4)</text:p>
            <text:soft-page-break/>
            <text:p text:style-name="P154"><text:s text:c="2"/>23 * (1 1)</text:p>
            <text:p text:style-name="P155"><text:s text:c="2"/>16 * (3 3)</text:p>
          </table:table-cell>
        </table:table-row>
        <text:soft-page-break/>
        <table:table-row table:style-name="TableRow156">
          <table:table-cell table:style-name="TableCell157">
            <text:p text:style-name="P158">3 9</text:p>
            <text:p text:style-name="P159">1 2</text:p>
            <text:p text:style-name="P160">1 3</text:p>
            <text:p text:style-name="P161">1 4</text:p>
            <text:p text:style-name="P162">1 5</text:p>
            <text:p text:style-name="P163">1 6</text:p>
            <text:p text:style-name="P164">1 8</text:p>
            <text:p text:style-name="P165">1 9</text:p>
            <text:p text:style-name="P166">2 3</text:p>
            <text:p text:style-name="P167">2 5</text:p>
            <text:p text:style-name="P168">2 6</text:p>
            <text:p text:style-name="P169">2 8</text:p>
            <text:p text:style-name="P170">2 9</text:p>
            <text:p text:style-name="P171">3 5</text:p>
            <text:p text:style-name="P172">3 7</text:p>
            <text:p text:style-name="P173">3 9</text:p>
            <text:p text:style-name="P174">4 5</text:p>
            <text:p text:style-name="P175">6 8</text:p>
            <text:p text:style-name="P176">7 9</text:p>
            <text:p text:style-name="P177">8 9</text:p>
            <text:p text:style-name="P178"/>
            <text:p text:style-name="P179">1 1 1</text:p>
            <text:p text:style-name="P180">1 2 1</text:p>
            <text:p text:style-name="P181">1 3 1</text:p>
            <text:p text:style-name="P182">1 6 1</text:p>
            <text:p text:style-name="P183">1 7 2</text:p>
            <text:p text:style-name="P184">2 4 2</text:p>
            <text:p text:style-name="P185">2 5 2</text:p>
            <text:p text:style-name="P186">2 2 1</text:p>
            <text:p text:style-name="P187">2 6 3</text:p>
            <text:p text:style-name="P188">2 7 4</text:p>
            <text:p text:style-name="P189">2 8 1</text:p>
            <text:p text:style-name="P190">3 5 3</text:p>
            <text:p text:style-name="P191">3 2 3</text:p>
            <text:p text:style-name="P192">3 8 2</text:p>
            <text:p text:style-name="P193">3 9 4</text:p>
            <text:p text:style-name="Textbody"><text:span text:style-name="T194">3 7 1</text:span></text:p>
          </table:table-cell>
          <table:table-cell table:style-name="TableCell195">
            <text:p text:style-name="P196">Sorten Anzahl: 3</text:p>
            <text:p text:style-name="P197">Still Anzahl: <text:s/>9</text:p>
            <text:p text:style-name="P198"/>
            <text:p text:style-name="P199">Kombinationen:<text:s/></text:p>
            <text:p text:style-name="P200"><text:span text:style-name="T201"><text:s text:c="2"/></text:span><text:span text:style-name="T202">1 &lt;&gt; 2</text:span></text:p>
            <text:p text:style-name="P203"><text:s text:c="2"/>1 &lt;&gt; 3</text:p>
            <text:p text:style-name="P204"><text:s text:c="2"/>1 &lt;&gt; 4</text:p>
            <text:p text:style-name="P205"><text:s text:c="2"/>1 &lt;&gt; 5</text:p>
            <text:p text:style-name="P206"><text:s text:c="2"/>1 &lt;&gt; 6</text:p>
            <text:p text:style-name="P207"><text:s text:c="2"/>1 &lt;&gt; 8</text:p>
            <text:p text:style-name="P208"><text:s text:c="2"/>1 &lt;&gt; 9</text:p>
            <text:p text:style-name="P209"><text:s text:c="2"/>2 &lt;&gt; 3</text:p>
            <text:p text:style-name="P210"><text:s text:c="2"/>2 &lt;&gt; 5</text:p>
            <text:p text:style-name="P211"><text:s text:c="2"/>2 &lt;&gt; 6</text:p>
            <text:p text:style-name="P212"><text:s text:c="2"/>2 &lt;&gt; 8</text:p>
            <text:p text:style-name="P213"><text:s text:c="2"/>2 &lt;&gt; 9</text:p>
            <text:p text:style-name="P214"><text:s text:c="2"/>3 &lt;&gt; 5</text:p>
            <text:p text:style-name="P215"><text:s text:c="2"/>3 &lt;&gt; 7</text:p>
            <text:p text:style-name="P216"><text:s text:c="2"/>3 &lt;&gt; 9</text:p>
            <text:p text:style-name="P217"><text:s text:c="2"/>4 &lt;&gt; 5</text:p>
            <text:p text:style-name="P218"><text:s text:c="2"/>6 &lt;&gt; 8</text:p>
            <text:p text:style-name="P219"><text:s text:c="2"/>7 &lt;&gt; 9</text:p>
            <text:p text:style-name="P220"><text:s text:c="2"/>8 &lt;&gt; 9</text:p>
            <text:p text:style-name="P221"/>
            <text:p text:style-name="P222">Dinge:<text:s/></text:p>
            <text:p text:style-name="P223"><text:s text:c="2"/>1 + 1 =&gt; 1</text:p>
            <text:p text:style-name="P224"><text:s text:c="2"/>1 + 2 =&gt; 1</text:p>
            <text:p text:style-name="P225"><text:s text:c="2"/>1 + 3 =&gt; 1</text:p>
            <text:p text:style-name="P226"><text:s text:c="2"/>1 + 6 =&gt; 1</text:p>
            <text:p text:style-name="P227"><text:s text:c="2"/>1 + 7 =&gt; 2</text:p>
            <text:p text:style-name="P228"><text:s text:c="2"/>2 + 4 =&gt; 2</text:p>
            <text:p text:style-name="P229"><text:s text:c="2"/>2 + 5 =&gt; 2</text:p>
            <text:p text:style-name="P230"><text:s text:c="2"/>2 + 2 =&gt; 1</text:p>
            <text:p text:style-name="P231"><text:s text:c="2"/>2 + 6 =&gt; 3</text:p>
            <text:p text:style-name="P232"><text:s text:c="2"/>2 + 7 =&gt; 4</text:p>
            <text:p text:style-name="P233"><text:s text:c="2"/>2 + 8 =&gt; 1</text:p>
            <text:p text:style-name="P234"><text:s text:c="2"/>3 + 5 =&gt; 3</text:p>
            <text:p text:style-name="P235"><text:s text:c="2"/>3 + 2 =&gt; 3</text:p>
            <text:p text:style-name="P236"><text:s text:c="2"/>3 + 8 =&gt; 2</text:p>
            <text:p text:style-name="P237"><text:s text:c="2"/>3 + 9 =&gt; 4</text:p>
            <text:p text:style-name="P238"><text:s text:c="2"/>3 + 7 =&gt; 1</text:p>
            <text:p text:style-name="P239">Funktion took 50800 nanoseconds (0 miliseconds).</text:p>
            <text:p text:style-name="P240"/>
            <text:p text:style-name="P241">Packete:<text:s/></text:p>
            <text:p text:style-name="P242"><text:s text:c="2"/>0 * {(1 1) + (2 2) + (2 3)}</text:p>
            <text:p text:style-name="P243"><text:s text:c="2"/>0 * {(1 1) + (2 2) + (5 3)}</text:p>
            <text:p text:style-name="P244"><text:s text:c="2"/>0 * {(1 1) + (2 3) + (5 2)}</text:p>
            <text:p text:style-name="P245"><text:s text:c="2"/>0 * {(1 1) + (2 3) + (6 2)}</text:p>
            <text:p text:style-name="P246"><text:s text:c="2"/>0 * {(1 1) + (2 2) + (8 3)}</text:p>
            <text:p text:style-name="P247"><text:s text:c="2"/>0 * {(1 1) + (2 3) + (8 2)}</text:p>
            <text:p text:style-name="P248"><text:s text:c="2"/>0 * {(1 1) + (2 2) + (9 3)}</text:p>
            <text:p text:style-name="P249"><text:s text:c="2"/>0 * {(1 1) + (4 2) + (5 3)}</text:p>
            <text:p text:style-name="P250"><text:s text:c="2"/>0 * {(1 1) + (5 2) + (5 3)}</text:p>
            <text:p text:style-name="P251"><text:s text:c="2"/>0 * {(1 1) + (6 2) + (8 3)}</text:p>
            <text:p text:style-name="P252"><text:s text:c="2"/>0 * {(1 1) + (8 2) + (8 3)}</text:p>
            <text:p text:style-name="P253"><text:s text:c="2"/>0 * {(1 1) + (8 2) + (9 3)}</text:p>
            <text:p text:style-name="P254"><text:s text:c="2"/>0 * {(2 1) + (2 2) + (2 3)}</text:p>
            <text:p text:style-name="P255"><text:s text:c="2"/>0 * {(2 2) + (2 3) + (3 1)}</text:p>
            <text:p text:style-name="P256"><text:s text:c="2"/>0 * {(2 1) + (2 2) + (5 3)}</text:p>
            <text:soft-page-break/>
            <text:p text:style-name="P257"><text:s text:c="2"/>0 * {(2 1) + (2 3) + (5 2)}</text:p>
            <text:p text:style-name="P258"><text:s text:c="2"/>0 * {(2 1) + (2 3) + (6 2)}</text:p>
            <text:p text:style-name="P259"><text:s text:c="2"/>0 * {(2 2) + (2 3) + (6 1)}</text:p>
            <text:p text:style-name="P260"><text:s text:c="2"/>0 * {(2 1) + (2 2) + (8 3)}</text:p>
            <text:p text:style-name="P261"><text:s text:c="2"/>0 * {(2 1) + (2 3) + (8 2)}</text:p>
            <text:p text:style-name="P262"><text:s text:c="2"/>0 * {(2 1) + (2 2) + (9 3)}</text:p>
            <text:p text:style-name="P263"><text:s text:c="2"/>0 * {(2 2) + (3 1) + (5 3)}</text:p>
            <text:p text:style-name="P264"><text:s text:c="2"/>0 * {(2 3) + (3 1) + (5 2)}</text:p>
            <text:p text:style-name="P265"><text:s text:c="2"/>0 * {(2 2) + (3 1) + (9 3)}</text:p>
            <text:p text:style-name="P266"><text:s text:c="2"/>0 * {(2 1) + (5 2) + (5 3)}</text:p>
            <text:p text:style-name="P267"><text:s text:c="2"/>0 * {(2 3) + (6 1) + (6 2)}</text:p>
            <text:p text:style-name="P268"><text:s text:c="2"/>0 * {(2 1) + (6 2) + (8 3)}</text:p>
            <text:p text:style-name="P269"><text:s text:c="2"/>0 * {(2 2) + (6 1) + (8 3)}</text:p>
            <text:p text:style-name="P270"><text:s text:c="2"/>0 * {(2 3) + (6 1) + (8 2)}</text:p>
            <text:p text:style-name="P271"><text:s text:c="2"/>0 * {(2 1) + (8 2) + (8 3)}</text:p>
            <text:p text:style-name="P272"><text:s text:c="2"/>0 * {(2 1) + (8 2) + (9 3)}</text:p>
            <text:p text:style-name="P273"><text:s text:c="2"/>0 * {(3 1) + (5 2) + (5 3)}</text:p>
            <text:p text:style-name="P274"><text:s text:c="2"/>0 * {(3 1) + (7 2) + (7 3)}</text:p>
            <text:p text:style-name="P275"><text:s text:c="2"/>0 * {(3 1) + (7 2) + (9 3)}</text:p>
            <text:p text:style-name="P276"><text:s text:c="2"/>0 * {(6 1) + (6 2) + (8 3)}</text:p>
            <text:p text:style-name="P277"><text:s text:c="2"/>0 * {(6 1) + (8 2) + (8 3)}</text:p>
            <text:p text:style-name="P278"><text:s text:c="2"/>0 * {(7 1) + (7 2) + (7 3)}</text:p>
            <text:p text:style-name="P279"><text:s text:c="2"/>0 * {(7 1) + (7 2) + (9 3)}</text:p>
            <text:p text:style-name="P280"/>
            <text:p text:style-name="P281">Rest:<text:s/></text:p>
            <text:p text:style-name="P282"><text:s text:c="2"/>1 * (3 7)</text:p>
            <text:p text:style-name="P283"><text:s text:c="2"/>3 * (3 2)</text:p>
            <text:p text:style-name="P284"><text:s text:c="2"/>1 * (1 1)</text:p>
            <text:p text:style-name="P285"><text:s text:c="2"/>1 * (2 2)</text:p>
            <text:p text:style-name="P286"><text:s text:c="2"/>3 * (3 5)</text:p>
            <text:p text:style-name="P287"><text:s text:c="2"/>2 * (2 5)</text:p>
            <text:p text:style-name="P288"><text:s text:c="2"/>2 * (3 8)</text:p>
            <text:p text:style-name="P289"><text:s text:c="2"/>3 * (2 6)</text:p>
            <text:p text:style-name="P290"><text:s text:c="2"/>4 * (3 9)</text:p>
            <text:p text:style-name="P291"><text:s text:c="2"/>1 * (2 8)</text:p>
            <text:p text:style-name="P292"><text:s text:c="2"/>1 * (1 3)</text:p>
            <text:p text:style-name="P293"><text:s text:c="2"/>1 * (1 2)</text:p>
            <text:p text:style-name="P294"><text:s text:c="2"/>1 * (1 6)</text:p>
            <text:p text:style-name="P295"><text:s text:c="2"/>2 * (2 4)</text:p>
            <text:p text:style-name="P296"><text:s text:c="2"/>4 * (2 7)</text:p>
            <text:p text:style-name="Textbody"><text:span text:style-name="T297"><text:s text:c="2"/>2 * (1 7)</text:span></text:p>
          </table:table-cell>
        </table:table-row>
      </table:table>
      <text:h text:style-name="P298" text:outline-level="1"><text:bookmark-start text:name="__RefHeading___Toc2238_4178761632"/></text:h>
      <text:h text:style-name="P299" text:outline-level="1"><text:bookmark-start text:name="_Toc164098924"/><text:bookmark-start text:name="Aufgabe"/>Quellcode<text:bookmark-end text:name="__RefHeading___Toc2238_4178761632"/><text:bookmark-end text:name="_Toc164098924"/></text:h>
      <text:p text:style-name="P300"><text:bookmark-end text:name="Aufgabe"/></text:p>
      <text:p text:style-name="P301">Solution.h</text:p>
      <text:p text:style-name="P302"><text:span text:style-name="T303">#pragma</text:span><text:span text:style-name="T304"><text:s/></text:span><text:span text:style-name="T305">once</text:span></text:p>
      <text:p text:style-name="P306"><text:span text:style-name="T307">#include</text:span><text:span text:style-name="T308"><text:s/></text:span><text:span text:style-name="T309">&lt;vector&gt;</text:span></text:p>
      <text:p text:style-name="P310"/>
      <text:p text:style-name="P311"><text:span text:style-name="T312">typedef</text:span><text:span text:style-name="T313"><text:s/></text:span><text:span text:style-name="T314">int32_t</text:span><text:span text:style-name="T315"><text:s text:c="5"/></text:span><text:span text:style-name="T316">i32</text:span><text:span text:style-name="T317">;</text:span></text:p>
      <text:p text:style-name="P318"><text:span text:style-name="T319">typedef</text:span><text:span text:style-name="T320"><text:s/></text:span><text:span text:style-name="T321">uint32_t</text:span><text:span text:style-name="T322"><text:s text:c="4"/></text:span><text:span text:style-name="T323">u32</text:span><text:span text:style-name="T324">;</text:span></text:p>
      <text:p text:style-name="P325"><text:span text:style-name="T326">typedef</text:span><text:span text:style-name="T327"><text:s/></text:span><text:span text:style-name="T328">const</text:span><text:span text:style-name="T329"><text:s/></text:span><text:span text:style-name="T330">char</text:span><text:span text:style-name="T331"><text:s text:c="2"/></text:span><text:span text:style-name="T332">cstr</text:span><text:span text:style-name="T333">;</text:span></text:p>
      <text:p text:style-name="P334"/>
      <text:p text:style-name="P335"><text:span text:style-name="T336">struct</text:span><text:span text:style-name="T337"><text:s/></text:span><text:span text:style-name="T338">Pair</text:span><text:span text:style-name="T339"><text:s/>{</text:span></text:p>
      <text:p text:style-name="P340"><text:span text:style-name="T341"><text:s text:c="4"/></text:span><text:span text:style-name="T342">u32</text:span><text:span text:style-name="T343"><text:s/>x, y;<text:s/></text:span><text:span text:style-name="T344">// x; Still 1, y: Still 2</text:span></text:p>
      <text:soft-page-break/>
      <text:p text:style-name="P345">};</text:p>
      <text:p text:style-name="P346"/>
      <text:p text:style-name="P347"><text:span text:style-name="T348">struct</text:span><text:span text:style-name="T349"><text:s/></text:span><text:span text:style-name="T350">Combination</text:span><text:span text:style-name="T351"><text:s/>{</text:span></text:p>
      <text:p text:style-name="P352"><text:span text:style-name="T353"><text:s text:c="4"/></text:span><text:span text:style-name="T354">u32</text:span><text:span text:style-name="T355"><text:s/>a, b, c;</text:span></text:p>
      <text:p text:style-name="P356"/>
      <text:p text:style-name="P357"><text:span text:style-name="T358"><text:s text:c="4"/></text:span><text:span text:style-name="T359">inline</text:span><text:span text:style-name="T360"><text:s/></text:span><text:span text:style-name="T361">const</text:span><text:span text:style-name="T362"><text:s/></text:span><text:span text:style-name="T363">bool</text:span><text:span text:style-name="T364"><text:s/></text:span><text:span text:style-name="T365">operator==</text:span><text:span text:style-name="T366">(</text:span><text:span text:style-name="T367">const</text:span><text:span text:style-name="T368"><text:s/></text:span><text:span text:style-name="T369">Combination</text:span><text:span text:style-name="T370">&amp;<text:s/></text:span><text:span text:style-name="T371">other</text:span><text:span text:style-name="T372">)<text:s/></text:span><text:span text:style-name="T373">const</text:span><text:span text:style-name="T374"><text:s/>{</text:span></text:p>
      <text:p text:style-name="P375"><text:span text:style-name="T376"><text:s text:c="8"/></text:span><text:span text:style-name="T377">return</text:span><text:span text:style-name="T378"><text:s/>(</text:span></text:p>
      <text:p text:style-name="P379"><text:span text:style-name="T380"><text:s text:c="12"/>(a ==<text:s/></text:span><text:span text:style-name="T381">other</text:span><text:span text:style-name="T382">.a &amp;&amp; b ==<text:s/></text:span><text:span text:style-name="T383">other</text:span><text:span text:style-name="T384">.b &amp;&amp; c ==<text:s/></text:span><text:span text:style-name="T385">other</text:span><text:span text:style-name="T386">.c) ||</text:span></text:p>
      <text:p text:style-name="P387"><text:span text:style-name="T388"><text:s text:c="12"/>(a ==<text:s/></text:span><text:span text:style-name="T389">other</text:span><text:span text:style-name="T390">.a &amp;&amp; b ==<text:s/></text:span><text:span text:style-name="T391">other</text:span><text:span text:style-name="T392">.c &amp;&amp; c ==<text:s/></text:span><text:span text:style-name="T393">other</text:span><text:span text:style-name="T394">.b) ||</text:span></text:p>
      <text:p text:style-name="P395"/>
      <text:p text:style-name="P396"><text:span text:style-name="T397"><text:s text:c="12"/>(a ==<text:s/></text:span><text:span text:style-name="T398">other</text:span><text:span text:style-name="T399">.b &amp;&amp; b ==<text:s/></text:span><text:span text:style-name="T400">other</text:span><text:span text:style-name="T401">.c &amp;&amp; c ==<text:s/></text:span><text:span text:style-name="T402">other</text:span><text:span text:style-name="T403">.a) ||</text:span></text:p>
      <text:p text:style-name="P404"><text:span text:style-name="T405"><text:s text:c="12"/>(a ==<text:s/></text:span><text:span text:style-name="T406">other</text:span><text:span text:style-name="T407">.b &amp;&amp; b ==<text:s/></text:span><text:span text:style-name="T408">other</text:span><text:span text:style-name="T409">.a &amp;&amp; c ==<text:s/></text:span><text:span text:style-name="T410">other</text:span><text:span text:style-name="T411">.c) ||</text:span></text:p>
      <text:p text:style-name="P412"/>
      <text:p text:style-name="P413"><text:span text:style-name="T414"><text:s text:c="12"/>(a ==<text:s/></text:span><text:span text:style-name="T415">other</text:span><text:span text:style-name="T416">.c &amp;&amp; b ==<text:s/></text:span><text:span text:style-name="T417">other</text:span><text:span text:style-name="T418">.a &amp;&amp; c ==<text:s/></text:span><text:span text:style-name="T419">other</text:span><text:span text:style-name="T420">.b) ||</text:span></text:p>
      <text:p text:style-name="P421"><text:span text:style-name="T422"><text:s text:c="12"/>(a ==<text:s/></text:span><text:span text:style-name="T423">other</text:span><text:span text:style-name="T424">.c &amp;&amp; b ==<text:s/></text:span><text:span text:style-name="T425">other</text:span><text:span text:style-name="T426">.b &amp;&amp; c ==<text:s/></text:span><text:span text:style-name="T427">other</text:span><text:span text:style-name="T428">.a)</text:span></text:p>
      <text:p text:style-name="P429"><text:s text:c="8"/>);</text:p>
      <text:p text:style-name="P430"><text:s text:c="4"/>}</text:p>
      <text:p text:style-name="P431">};</text:p>
      <text:p text:style-name="P432"/>
      <text:p text:style-name="P433"><text:span text:style-name="T434">struct</text:span><text:span text:style-name="T435"><text:s/></text:span><text:span text:style-name="T436">Thing</text:span><text:span text:style-name="T437"><text:s/>{</text:span></text:p>
      <text:p text:style-name="P438"><text:span text:style-name="T439"><text:s text:c="4"/></text:span><text:span text:style-name="T440">u32</text:span><text:span text:style-name="T441"><text:s/>i, j, n;<text:s/></text:span><text:span text:style-name="T442">// i: Sorte, j: Still, n: Anzahl</text:span></text:p>
      <text:p text:style-name="P443"/>
      <text:p text:style-name="P444"><text:span text:style-name="T445"><text:s text:c="4"/></text:span><text:span text:style-name="T446">inline</text:span><text:span text:style-name="T447"><text:s/></text:span><text:span text:style-name="T448">bool</text:span><text:span text:style-name="T449"><text:s/></text:span><text:span text:style-name="T450">operator==</text:span><text:span text:style-name="T451">(</text:span><text:span text:style-name="T452">const</text:span><text:span text:style-name="T453"><text:s/></text:span><text:span text:style-name="T454">Thing</text:span><text:span text:style-name="T455">&amp;<text:s/></text:span><text:span text:style-name="T456">other</text:span><text:span text:style-name="T457">) {</text:span></text:p>
      <text:p text:style-name="P458"><text:span text:style-name="T459"><text:s text:c="8"/></text:span><text:span text:style-name="T460">return</text:span><text:span text:style-name="T461"><text:s/>(</text:span></text:p>
      <text:p text:style-name="P462"><text:span text:style-name="T463"><text:s text:c="12"/></text:span><text:span text:style-name="T464">this</text:span><text:span text:style-name="T465">-&gt;i ==<text:s/></text:span><text:span text:style-name="T466">other</text:span><text:span text:style-name="T467">.i &amp;&amp;</text:span></text:p>
      <text:p text:style-name="P468"><text:span text:style-name="T469"><text:s text:c="12"/></text:span><text:span text:style-name="T470">this</text:span><text:span text:style-name="T471">-&gt;j ==<text:s/></text:span><text:span text:style-name="T472">other</text:span><text:span text:style-name="T473">.j</text:span></text:p>
      <text:p text:style-name="P474"><text:s text:c="8"/>);</text:p>
      <text:p text:style-name="P475"><text:s text:c="4"/>}</text:p>
      <text:p text:style-name="P476"><text:span text:style-name="T477"><text:s text:c="4"/></text:span><text:span text:style-name="T478">inline</text:span><text:span text:style-name="T479"><text:s/></text:span><text:span text:style-name="T480">bool</text:span><text:span text:style-name="T481"><text:s/></text:span><text:span text:style-name="T482">operator==</text:span><text:span text:style-name="T483">(</text:span><text:span text:style-name="T484">Thing</text:span><text:span text:style-name="T485">&amp;<text:s/></text:span><text:span text:style-name="T486">other</text:span><text:span text:style-name="T487">) {</text:span></text:p>
      <text:p text:style-name="P488"><text:span text:style-name="T489"><text:s text:c="8"/></text:span><text:span text:style-name="T490">return</text:span><text:span text:style-name="T491"><text:s/>(</text:span></text:p>
      <text:p text:style-name="P492"><text:span text:style-name="T493"><text:s text:c="12"/></text:span><text:span text:style-name="T494">this</text:span><text:span text:style-name="T495">-&gt;i ==<text:s/></text:span><text:span text:style-name="T496">other</text:span><text:span text:style-name="T497">.i &amp;&amp;</text:span></text:p>
      <text:p text:style-name="P498"><text:span text:style-name="T499"><text:s text:c="12"/></text:span><text:span text:style-name="T500">this</text:span><text:span text:style-name="T501">-&gt;j ==<text:s/></text:span><text:span text:style-name="T502">other</text:span><text:span text:style-name="T503">.j</text:span></text:p>
      <text:p text:style-name="P504"><text:s text:c="12"/>);</text:p>
      <text:p text:style-name="P505"><text:s text:c="4"/>}</text:p>
      <text:p text:style-name="P506">};</text:p>
      <text:p text:style-name="P507"/>
      <text:p text:style-name="P508"><text:span text:style-name="T509">struct</text:span><text:span text:style-name="T510"><text:s/></text:span><text:span text:style-name="T511">Packet</text:span><text:span text:style-name="T512"><text:s/>{</text:span></text:p>
      <text:p text:style-name="P513"><text:span text:style-name="T514"><text:s text:c="4"/></text:span><text:span text:style-name="T515">Thing</text:span><text:span text:style-name="T516"><text:s/>a, b, c;<text:s/></text:span><text:span text:style-name="T517">// Things werden anzahl = 1 haben müssen.</text:span></text:p>
      <text:p text:style-name="P518"><text:span text:style-name="T519"><text:s text:c="4"/></text:span><text:span text:style-name="T520">u32</text:span><text:span text:style-name="T521"><text:s/>n;</text:span></text:p>
      <text:p text:style-name="P522"/>
      <text:p text:style-name="P523"><text:span text:style-name="T524"><text:s text:c="4"/>Packet(</text:span><text:span text:style-name="T525">Thing</text:span><text:span text:style-name="T526">&amp;<text:s/></text:span><text:span text:style-name="T527">a</text:span><text:span text:style-name="T528">,<text:s/></text:span><text:span text:style-name="T529">Thing</text:span><text:span text:style-name="T530">&amp;<text:s/></text:span><text:span text:style-name="T531">b</text:span><text:span text:style-name="T532">,<text:s/></text:span><text:span text:style-name="T533">Thing</text:span><text:span text:style-name="T534">&amp;<text:s/></text:span><text:span text:style-name="T535">c</text:span><text:span text:style-name="T536">) : a(</text:span><text:span text:style-name="T537">a</text:span><text:span text:style-name="T538">), b(</text:span><text:span text:style-name="T539">b</text:span><text:span text:style-name="T540">), c(</text:span><text:span text:style-name="T541">c</text:span><text:span text:style-name="T542">), n(1) { }</text:span></text:p>
      <text:p text:style-name="P543"><text:span text:style-name="T544"><text:s text:c="4"/>Packet(</text:span><text:span text:style-name="T545">Combination</text:span><text:span text:style-name="T546">&amp;<text:s/></text:span><text:span text:style-name="T547">combi</text:span><text:span text:style-name="T548">) {</text:span></text:p>
      <text:p text:style-name="P549"><text:span text:style-name="T550"><text:s text:c="8"/>a.i =<text:s/></text:span><text:span text:style-name="T551">combi</text:span><text:span text:style-name="T552">.a;</text:span></text:p>
      <text:p text:style-name="P553"><text:span text:style-name="T554"><text:s text:c="8"/>b.i =<text:s/></text:span><text:span text:style-name="T555">combi</text:span><text:span text:style-name="T556">.b;</text:span></text:p>
      <text:p text:style-name="P557"><text:span text:style-name="T558"><text:s text:c="8"/>c.i =<text:s/></text:span><text:span text:style-name="T559">combi</text:span><text:span text:style-name="T560">.c;</text:span></text:p>
      <text:p text:style-name="P561"><text:s text:c="8"/>n = 1;</text:p>
      <text:p text:style-name="P562"><text:s text:c="4"/>}</text:p>
      <text:p text:style-name="P563"><text:span text:style-name="T564"><text:s text:c="4"/></text:span><text:span text:style-name="T565">inline</text:span><text:span text:style-name="T566"><text:s/></text:span><text:span text:style-name="T567">void</text:span><text:span text:style-name="T568"><text:s/>SetThingCount(</text:span><text:span text:style-name="T569">Thing</text:span><text:span text:style-name="T570">&amp;<text:s/></text:span><text:span text:style-name="T571">t</text:span><text:span text:style-name="T572">,<text:s/></text:span><text:span text:style-name="T573">u32</text:span><text:span text:style-name="T574"><text:s/></text:span><text:span text:style-name="T575">n</text:span><text:span text:style-name="T576">) {</text:span></text:p>
      <text:p text:style-name="P577"><text:span text:style-name="T578"><text:s text:c="8"/></text:span><text:span text:style-name="T579">if</text:span><text:span text:style-name="T580"><text:s/>(a.i ==<text:s/></text:span><text:span text:style-name="T581">t</text:span><text:span text:style-name="T582">.i &amp;&amp; a.j ==<text:s/></text:span><text:span text:style-name="T583">t</text:span><text:span text:style-name="T584">.j) a.n =<text:s/></text:span><text:span text:style-name="T585">n</text:span><text:span text:style-name="T586">;</text:span></text:p>
      <text:p text:style-name="P587"><text:span text:style-name="T588"><text:s text:c="8"/></text:span><text:span text:style-name="T589">if</text:span><text:span text:style-name="T590"><text:s/>(b.i ==<text:s/></text:span><text:span text:style-name="T591">t</text:span><text:span text:style-name="T592">.i &amp;&amp; b.j ==<text:s/></text:span><text:span text:style-name="T593">t</text:span><text:span text:style-name="T594">.j) b.n =<text:s/></text:span><text:span text:style-name="T595">n</text:span><text:span text:style-name="T596">;</text:span></text:p>
      <text:p text:style-name="P597"><text:span text:style-name="T598"><text:s text:c="8"/></text:span><text:span text:style-name="T599">if</text:span><text:span text:style-name="T600"><text:s/>(c.i ==<text:s/></text:span><text:span text:style-name="T601">t</text:span><text:span text:style-name="T602">.i &amp;&amp; c.j ==<text:s/></text:span><text:span text:style-name="T603">t</text:span><text:span text:style-name="T604">.j) c.n =<text:s/></text:span><text:span text:style-name="T605">n</text:span><text:span text:style-name="T606">;</text:span></text:p>
      <text:p text:style-name="P607"><text:s text:c="4"/>}</text:p>
      <text:p text:style-name="P608"/>
      <text:p text:style-name="P609"><text:span text:style-name="T610"><text:s text:c="4"/></text:span><text:span text:style-name="T611">inline</text:span><text:span text:style-name="T612"><text:s/></text:span><text:span text:style-name="T613">const</text:span><text:span text:style-name="T614"><text:s/></text:span><text:span text:style-name="T615">bool</text:span><text:span text:style-name="T616"><text:s/>hasThing(</text:span><text:span text:style-name="T617">const</text:span><text:span text:style-name="T618"><text:s/></text:span><text:span text:style-name="T619">Thing</text:span><text:span text:style-name="T620">&amp;<text:s/></text:span><text:span text:style-name="T621">thing</text:span><text:span text:style-name="T622">)<text:s/></text:span><text:span text:style-name="T623">const</text:span><text:span text:style-name="T624"><text:s/>{</text:span></text:p>
      <text:p text:style-name="P625"><text:span text:style-name="T626"><text:s text:c="8"/></text:span><text:span text:style-name="T627">return</text:span><text:span text:style-name="T628"><text:s/>(</text:span></text:p>
      <text:p text:style-name="P629"><text:span text:style-name="T630"><text:s text:c="12"/>(</text:span><text:span text:style-name="T631">this</text:span><text:span text:style-name="T632">-&gt;a.i ==<text:s/></text:span><text:span text:style-name="T633">thing</text:span><text:span text:style-name="T634">.i &amp;&amp;<text:s/></text:span><text:span text:style-name="T635">this</text:span><text:span text:style-name="T636">-&gt;a.j ==<text:s/></text:span><text:span text:style-name="T637">thing</text:span><text:span text:style-name="T638">.j) ||</text:span></text:p>
      <text:p text:style-name="P639"><text:span text:style-name="T640"><text:s text:c="12"/>(</text:span><text:span text:style-name="T641">this</text:span><text:span text:style-name="T642">-&gt;b.i ==<text:s/></text:span><text:span text:style-name="T643">thing</text:span><text:span text:style-name="T644">.i &amp;&amp;<text:s/></text:span><text:span text:style-name="T645">this</text:span><text:span text:style-name="T646">-&gt;b.j ==<text:s/></text:span><text:span text:style-name="T647">thing</text:span><text:span text:style-name="T648">.j) ||</text:span></text:p>
      <text:p text:style-name="P649"><text:span text:style-name="T650"><text:s text:c="12"/>(</text:span><text:span text:style-name="T651">this</text:span><text:span text:style-name="T652">-&gt;c.i ==<text:s/></text:span><text:span text:style-name="T653">thing</text:span><text:span text:style-name="T654">.i &amp;&amp;<text:s/></text:span><text:span text:style-name="T655">this</text:span><text:span text:style-name="T656">-&gt;c.j ==<text:s/></text:span><text:span text:style-name="T657">thing</text:span><text:span text:style-name="T658">.j)</text:span></text:p>
      <text:p text:style-name="P659"><text:s text:c="12"/>);</text:p>
      <text:p text:style-name="P660"><text:s text:c="4"/>}</text:p>
      <text:p text:style-name="P661"><text:span text:style-name="T662"><text:s text:c="4"/></text:span><text:span text:style-name="T663">inline</text:span><text:span text:style-name="T664"><text:s/></text:span><text:span text:style-name="T665">bool</text:span><text:span text:style-name="T666"><text:s/></text:span><text:span text:style-name="T667">operator==</text:span><text:span text:style-name="T668">(</text:span><text:span text:style-name="T669">const</text:span><text:span text:style-name="T670"><text:s/></text:span><text:span text:style-name="T671">Packet</text:span><text:span text:style-name="T672">&amp;<text:s/></text:span><text:span text:style-name="T673">other</text:span><text:span text:style-name="T674">) {</text:span></text:p>
      <text:soft-page-break/>
      <text:p text:style-name="P675"><text:span text:style-name="T676"><text:s text:c="8"/></text:span><text:span text:style-name="T677">return</text:span><text:span text:style-name="T678"><text:s/>(</text:span></text:p>
      <text:p text:style-name="P679"><text:span text:style-name="T680"><text:s text:c="12"/>(</text:span><text:span text:style-name="T681">this</text:span><text:span text:style-name="T682">-&gt;a<text:s/></text:span><text:span text:style-name="T683">==</text:span><text:span text:style-name="T684"><text:s/></text:span><text:span text:style-name="T685">other</text:span><text:span text:style-name="T686">.a &amp;&amp;<text:s/></text:span><text:span text:style-name="T687">this</text:span><text:span text:style-name="T688">-&gt;b<text:s/></text:span><text:span text:style-name="T689">==</text:span><text:span text:style-name="T690"><text:s/></text:span><text:span text:style-name="T691">other</text:span><text:span text:style-name="T692">.b &amp;&amp;<text:s/></text:span><text:span text:style-name="T693">this</text:span><text:span text:style-name="T694">-&gt;c<text:s/></text:span><text:span text:style-name="T695">==</text:span><text:span text:style-name="T696"><text:s/></text:span><text:span text:style-name="T697">other</text:span><text:span text:style-name="T698">.c) ||</text:span></text:p>
      <text:p text:style-name="P699"><text:span text:style-name="T700"><text:s text:c="12"/>(</text:span><text:span text:style-name="T701">this</text:span><text:span text:style-name="T702">-&gt;a<text:s/></text:span><text:span text:style-name="T703">==</text:span><text:span text:style-name="T704"><text:s/></text:span><text:span text:style-name="T705">other</text:span><text:span text:style-name="T706">.a &amp;&amp;<text:s/></text:span><text:span text:style-name="T707">this</text:span><text:span text:style-name="T708">-&gt;b<text:s/></text:span><text:span text:style-name="T709">==</text:span><text:span text:style-name="T710"><text:s/></text:span><text:span text:style-name="T711">other</text:span><text:span text:style-name="T712">.c &amp;&amp;<text:s/></text:span><text:span text:style-name="T713">this</text:span><text:span text:style-name="T714">-&gt;c<text:s/></text:span><text:span text:style-name="T715">==</text:span><text:span text:style-name="T716"><text:s/></text:span><text:span text:style-name="T717">other</text:span><text:span text:style-name="T718">.b) ||</text:span></text:p>
      <text:p text:style-name="P719"/>
      <text:p text:style-name="P720"><text:span text:style-name="T721"><text:s text:c="12"/>(</text:span><text:span text:style-name="T722">this</text:span><text:span text:style-name="T723">-&gt;b<text:s/></text:span><text:span text:style-name="T724">==</text:span><text:span text:style-name="T725"><text:s/></text:span><text:span text:style-name="T726">other</text:span><text:span text:style-name="T727">.a &amp;&amp;<text:s/></text:span><text:span text:style-name="T728">this</text:span><text:span text:style-name="T729">-&gt;c<text:s/></text:span><text:span text:style-name="T730">==</text:span><text:span text:style-name="T731"><text:s/></text:span><text:span text:style-name="T732">other</text:span><text:span text:style-name="T733">.b &amp;&amp;<text:s/></text:span><text:span text:style-name="T734">this</text:span><text:span text:style-name="T735">-&gt;a<text:s/></text:span><text:span text:style-name="T736">==</text:span><text:span text:style-name="T737"><text:s/></text:span><text:span text:style-name="T738">other</text:span><text:span text:style-name="T739">.c) ||</text:span></text:p>
      <text:p text:style-name="P740"><text:span text:style-name="T741"><text:s text:c="12"/>(</text:span><text:span text:style-name="T742">this</text:span><text:span text:style-name="T743">-&gt;b<text:s/></text:span><text:span text:style-name="T744">==</text:span><text:span text:style-name="T745"><text:s/></text:span><text:span text:style-name="T746">other</text:span><text:span text:style-name="T747">.a &amp;&amp;<text:s/></text:span><text:span text:style-name="T748">this</text:span><text:span text:style-name="T749">-&gt;c<text:s/></text:span><text:span text:style-name="T750">==</text:span><text:span text:style-name="T751"><text:s/></text:span><text:span text:style-name="T752">other</text:span><text:span text:style-name="T753">.c &amp;&amp;<text:s/></text:span><text:span text:style-name="T754">this</text:span><text:span text:style-name="T755">-&gt;a<text:s/></text:span><text:span text:style-name="T756">==</text:span><text:span text:style-name="T757"><text:s/></text:span><text:span text:style-name="T758">other</text:span><text:span text:style-name="T759">.b) ||</text:span></text:p>
      <text:p text:style-name="P760"/>
      <text:p text:style-name="P761"><text:span text:style-name="T762"><text:s text:c="12"/>(</text:span><text:span text:style-name="T763">this</text:span><text:span text:style-name="T764">-&gt;c<text:s/></text:span><text:span text:style-name="T765">==</text:span><text:span text:style-name="T766"><text:s/></text:span><text:span text:style-name="T767">other</text:span><text:span text:style-name="T768">.a &amp;&amp;<text:s/></text:span><text:span text:style-name="T769">this</text:span><text:span text:style-name="T770">-&gt;a<text:s/></text:span><text:span text:style-name="T771">==</text:span><text:span text:style-name="T772"><text:s/></text:span><text:span text:style-name="T773">other</text:span><text:span text:style-name="T774">.b &amp;&amp;<text:s/></text:span><text:span text:style-name="T775">this</text:span><text:span text:style-name="T776">-&gt;b<text:s/></text:span><text:span text:style-name="T777">==</text:span><text:span text:style-name="T778"><text:s/></text:span><text:span text:style-name="T779">other</text:span><text:span text:style-name="T780">.c) ||</text:span></text:p>
      <text:p text:style-name="P781"><text:span text:style-name="T782"><text:s text:c="12"/>(</text:span><text:span text:style-name="T783">this</text:span><text:span text:style-name="T784">-&gt;c<text:s/></text:span><text:span text:style-name="T785">==</text:span><text:span text:style-name="T786"><text:s/></text:span><text:span text:style-name="T787">other</text:span><text:span text:style-name="T788">.a &amp;&amp;<text:s/></text:span><text:span text:style-name="T789">this</text:span><text:span text:style-name="T790">-&gt;a<text:s/></text:span><text:span text:style-name="T791">==</text:span><text:span text:style-name="T792"><text:s/></text:span><text:span text:style-name="T793">other</text:span><text:span text:style-name="T794">.c &amp;&amp;<text:s/></text:span><text:span text:style-name="T795">this</text:span><text:span text:style-name="T796">-&gt;b<text:s/></text:span><text:span text:style-name="T797">==</text:span><text:span text:style-name="T798"><text:s/></text:span><text:span text:style-name="T799">other</text:span><text:span text:style-name="T800">.b)</text:span></text:p>
      <text:p text:style-name="P801"><text:s text:c="8"/>);</text:p>
      <text:p text:style-name="P802"><text:s text:c="4"/>}</text:p>
      <text:p text:style-name="P803">};</text:p>
      <text:p text:style-name="P804"/>
      <text:p text:style-name="P805"><text:span text:style-name="T806">struct</text:span><text:span text:style-name="T807"><text:s/></text:span><text:span text:style-name="T808">Solution</text:span><text:span text:style-name="T809"><text:s/>{</text:span></text:p>
      <text:p text:style-name="P810"><text:span text:style-name="T811"><text:s text:c="4"/>std::</text:span><text:span text:style-name="T812">vector</text:span><text:span text:style-name="T813">&lt;</text:span><text:span text:style-name="T814">Packet</text:span><text:span text:style-name="T815">&gt;* packets;</text:span></text:p>
      <text:p text:style-name="P816"><text:span text:style-name="T817"><text:s text:c="4"/>std::</text:span><text:span text:style-name="T818">vector</text:span><text:span text:style-name="T819">&lt;</text:span><text:span text:style-name="T820">Thing</text:span><text:span text:style-name="T821">&gt;* rest;</text:span></text:p>
      <text:p text:style-name="P822"/>
      <text:p text:style-name="P823"><text:span text:style-name="T824"><text:s text:c="4"/>Solution(std::</text:span><text:span text:style-name="T825">vector</text:span><text:span text:style-name="T826">&lt;</text:span><text:span text:style-name="T827">Packet</text:span><text:span text:style-name="T828">&gt;*<text:s/></text:span><text:span text:style-name="T829">packets</text:span><text:span text:style-name="T830">, std::</text:span><text:span text:style-name="T831">vector</text:span><text:span text:style-name="T832">&lt;</text:span><text:span text:style-name="T833">Thing</text:span><text:span text:style-name="T834">&gt;*<text:s/></text:span><text:span text:style-name="T835">rest</text:span><text:span text:style-name="T836">) : packets(</text:span><text:span text:style-name="T837">packets</text:span><text:span text:style-name="T838">), rest(</text:span><text:span text:style-name="T839">rest</text:span><text:span text:style-name="T840">) { }</text:span></text:p>
      <text:p text:style-name="P841"/>
      <text:p text:style-name="P842"><text:s text:c="4"/>~Solution() {</text:p>
      <text:p text:style-name="P843"><text:span text:style-name="T844"><text:s text:c="8"/></text:span><text:span text:style-name="T845">delete</text:span><text:span text:style-name="T846"><text:s/>packets, rest;</text:span></text:p>
      <text:p text:style-name="P847"><text:s text:c="4"/>}</text:p>
      <text:p text:style-name="P848">};</text:p>
      <text:p text:style-name="P849"/>
      <text:p text:style-name="P850"><text:span text:style-name="T851">const</text:span><text:span text:style-name="T852"><text:s/></text:span><text:span text:style-name="T853">Solution</text:span><text:span text:style-name="T854"><text:s/>Solve(</text:span><text:span text:style-name="T855">const</text:span><text:span text:style-name="T856"><text:s/>std::</text:span><text:span text:style-name="T857">vector</text:span><text:span text:style-name="T858">&lt;</text:span><text:span text:style-name="T859">Pair</text:span><text:span text:style-name="T860">&gt;&amp;<text:s/></text:span><text:span text:style-name="T861">pairs</text:span><text:span text:style-name="T862">,<text:s/></text:span><text:span text:style-name="T863">const</text:span><text:span text:style-name="T864"><text:s/>std::</text:span><text:span text:style-name="T865">vector</text:span><text:span text:style-name="T866">&lt;</text:span><text:span text:style-name="T867">Thing</text:span><text:span text:style-name="T868">&gt;&amp;<text:s/></text:span><text:span text:style-name="T869">things</text:span><text:span text:style-name="T870">,<text:s/></text:span><text:span text:style-name="T871">u32</text:span><text:span text:style-name="T872"><text:s/></text:span><text:span text:style-name="T873">s</text:span><text:span text:style-name="T874">,<text:s/></text:span><text:span text:style-name="T875">u32</text:span><text:span text:style-name="T876"><text:s/></text:span><text:span text:style-name="T877">r</text:span><text:span text:style-name="T878">);</text:span></text:p>
      <text:p text:style-name="Textbody"/>
      <text:p text:style-name="Textbody"/>
      <text:p text:style-name="Textbody">Solution.cpp</text:p>
      <text:p text:style-name="P879"><text:span text:style-name="T880">#include</text:span><text:span text:style-name="T881"><text:s/></text:span><text:span text:style-name="T882">&lt;unordered_map&gt;</text:span></text:p>
      <text:p text:style-name="P883"><text:span text:style-name="T884">#include</text:span><text:span text:style-name="T885"><text:s/></text:span><text:span text:style-name="T886">&lt;vector&gt;</text:span></text:p>
      <text:p text:style-name="P887"/>
      <text:p text:style-name="P888"><text:span text:style-name="T889">#include</text:span><text:span text:style-name="T890"><text:s/></text:span><text:span text:style-name="T891">"Solution.h"</text:span></text:p>
      <text:p text:style-name="P892"/>
      <text:p text:style-name="P893"><text:span text:style-name="T894">#include</text:span><text:span text:style-name="T895"><text:s/></text:span><text:span text:style-name="T896">&lt;iostream&gt;</text:span></text:p>
      <text:p text:style-name="P897"/>
      <text:p text:style-name="P898"><text:span text:style-name="T899">template</text:span><text:span text:style-name="T900">&lt;</text:span><text:span text:style-name="T901">class</text:span><text:span text:style-name="T902"><text:s/></text:span><text:span text:style-name="T903">Container</text:span><text:span text:style-name="T904">,<text:s/></text:span><text:span text:style-name="T905">class</text:span><text:span text:style-name="T906"><text:s/></text:span><text:span text:style-name="T907">Object</text:span><text:span text:style-name="T908">&gt;</text:span></text:p>
      <text:p text:style-name="P909"><text:span text:style-name="T910">inline</text:span><text:span text:style-name="T911"><text:s/></text:span><text:span text:style-name="T912">bool</text:span><text:span text:style-name="T913"><text:s/>contains(</text:span><text:span text:style-name="T914">Container</text:span><text:span text:style-name="T915">&amp;<text:s/></text:span><text:span text:style-name="T916">container</text:span><text:span text:style-name="T917">,<text:s/></text:span><text:span text:style-name="T918">const</text:span><text:span text:style-name="T919"><text:s/></text:span><text:span text:style-name="T920">Object</text:span><text:span text:style-name="T921">&amp;<text:s/></text:span><text:span text:style-name="T922">value</text:span><text:span text:style-name="T923">) {</text:span></text:p>
      <text:p text:style-name="P924"><text:span text:style-name="T925"><text:tab/></text:span><text:span text:style-name="T926">return</text:span><text:span text:style-name="T927"><text:s/>!</text:span><text:span text:style-name="T928">container</text:span><text:span text:style-name="T929">.empty() &amp;&amp; std::find(</text:span><text:span text:style-name="T930">container</text:span><text:span text:style-name="T931">.begin(),<text:s/></text:span><text:span text:style-name="T932">container</text:span><text:span text:style-name="T933">.end(),<text:s/></text:span><text:span text:style-name="T934">value</text:span><text:span text:style-name="T935">) !=<text:s/></text:span><text:span text:style-name="T936">container</text:span><text:span text:style-name="T937">.end();</text:span></text:p>
      <text:p text:style-name="P938">}</text:p>
      <text:p text:style-name="P939"><text:span text:style-name="T940">template</text:span><text:span text:style-name="T941">&lt;</text:span><text:span text:style-name="T942">class</text:span><text:span text:style-name="T943"><text:s/></text:span><text:span text:style-name="T944">Container</text:span><text:span text:style-name="T945">,<text:s/></text:span><text:span text:style-name="T946">class</text:span><text:span text:style-name="T947"><text:s/></text:span><text:span text:style-name="T948">Object</text:span><text:span text:style-name="T949">&gt;</text:span></text:p>
      <text:p text:style-name="P950"><text:span text:style-name="T951">inline</text:span><text:span text:style-name="T952"><text:s/></text:span><text:span text:style-name="T953">u32</text:span><text:span text:style-name="T954"><text:s/>getIndex(</text:span><text:span text:style-name="T955">Container</text:span><text:span text:style-name="T956">&amp;<text:s/></text:span><text:span text:style-name="T957">container</text:span><text:span text:style-name="T958">,<text:s/></text:span><text:span text:style-name="T959">const</text:span><text:span text:style-name="T960"><text:s/></text:span><text:span text:style-name="T961">Object</text:span><text:span text:style-name="T962">&amp;<text:s/></text:span><text:span text:style-name="T963">value</text:span><text:span text:style-name="T964">) {<text:s/></text:span><text:span text:style-name="T965">// If not in container it will be the lenght of the container. [2, 3] search for 1 =&gt; 3</text:span></text:p>
      <text:p text:style-name="P966"><text:span text:style-name="T967"><text:tab/></text:span><text:span text:style-name="T968">return</text:span><text:span text:style-name="T969"><text:s/>std::distance(</text:span><text:span text:style-name="T970">container</text:span><text:span text:style-name="T971">.begin(), std::find(</text:span><text:span text:style-name="T972">container</text:span><text:span text:style-name="T973">.begin(),<text:s/></text:span><text:span text:style-name="T974">container</text:span><text:span text:style-name="T975">.end(),<text:s/></text:span><text:span text:style-name="T976">value</text:span><text:span text:style-name="T977">));</text:span></text:p>
      <text:p text:style-name="P978">}</text:p>
      <text:p text:style-name="P979"><text:span text:style-name="T980">template</text:span><text:span text:style-name="T981">&lt;</text:span><text:span text:style-name="T982">class</text:span><text:span text:style-name="T983"><text:s/></text:span><text:span text:style-name="T984">Container</text:span><text:span text:style-name="T985">,<text:s/></text:span><text:span text:style-name="T986">class</text:span><text:span text:style-name="T987"><text:s/></text:span><text:span text:style-name="T988">Object</text:span><text:span text:style-name="T989">&gt;</text:span></text:p>
      <text:p text:style-name="P990"><text:span text:style-name="T991">inline</text:span><text:span text:style-name="T992"><text:s/></text:span><text:span text:style-name="T993">Object</text:span><text:span text:style-name="T994">* getElement(</text:span><text:span text:style-name="T995">Container</text:span><text:span text:style-name="T996">&amp;<text:s/></text:span><text:span text:style-name="T997">container</text:span><text:span text:style-name="T998">,<text:s/></text:span><text:span text:style-name="T999">const</text:span><text:span text:style-name="T1000"><text:s/></text:span><text:span text:style-name="T1001">Object</text:span><text:span text:style-name="T1002">&amp;<text:s/></text:span><text:span text:style-name="T1003">value</text:span><text:span text:style-name="T1004">) {</text:span></text:p>
      <text:p text:style-name="P1005"><text:span text:style-name="T1006"><text:tab/></text:span><text:span text:style-name="T1007">u32</text:span><text:span text:style-name="T1008"><text:s/>index = getIndex(</text:span><text:span text:style-name="T1009">container</text:span><text:span text:style-name="T1010">,<text:s/></text:span><text:span text:style-name="T1011">value</text:span><text:span text:style-name="T1012">);</text:span></text:p>
      <text:p text:style-name="P1013"><text:span text:style-name="T1014"><text:tab/></text:span><text:span text:style-name="T1015">if</text:span><text:span text:style-name="T1016"><text:s/>(index ==<text:s/></text:span><text:span text:style-name="T1017">container</text:span><text:span text:style-name="T1018">.end() -<text:s/></text:span><text:span text:style-name="T1019">container</text:span><text:span text:style-name="T1020">.begin())<text:s/></text:span><text:span text:style-name="T1021">return</text:span><text:span text:style-name="T1022"><text:s/></text:span><text:span text:style-name="T1023">nullptr</text:span><text:span text:style-name="T1024">;</text:span></text:p>
      <text:p text:style-name="P1025"><text:span text:style-name="T1026"><text:tab/></text:span><text:span text:style-name="T1027">return</text:span><text:span text:style-name="T1028"><text:s/>&amp;</text:span><text:span text:style-name="T1029">container</text:span><text:span text:style-name="T1030">[index];</text:span></text:p>
      <text:p text:style-name="P1031">}</text:p>
      <text:p text:style-name="P1032"/>
      <text:p text:style-name="P1033"><text:span text:style-name="T1034">static</text:span><text:span text:style-name="T1035"><text:s/></text:span><text:span text:style-name="T1036">inline</text:span><text:span text:style-name="T1037"><text:s/></text:span><text:span text:style-name="T1038">u32</text:span><text:span text:style-name="T1039"><text:s/>minimum(</text:span><text:span text:style-name="T1040">u32</text:span><text:span text:style-name="T1041"><text:s/></text:span><text:span text:style-name="T1042">a</text:span><text:span text:style-name="T1043">,<text:s/></text:span><text:span text:style-name="T1044">u32</text:span><text:span text:style-name="T1045"><text:s/></text:span><text:span text:style-name="T1046">b</text:span><text:span text:style-name="T1047">) {</text:span></text:p>
      <text:p text:style-name="P1048"><text:span text:style-name="T1049"><text:tab/></text:span><text:span text:style-name="T1050">return</text:span><text:span text:style-name="T1051"><text:s/>(</text:span><text:span text:style-name="T1052">a</text:span><text:span text:style-name="T1053"><text:s/>&lt;<text:s/></text:span><text:span text:style-name="T1054">b</text:span><text:span text:style-name="T1055">) ?<text:s/></text:span><text:span text:style-name="T1056">a</text:span><text:span text:style-name="T1057"><text:s/>:<text:s/></text:span><text:span text:style-name="T1058">b</text:span><text:span text:style-name="T1059">;</text:span></text:p>
      <text:p text:style-name="P1060">}</text:p>
      <text:soft-page-break/>
      <text:p text:style-name="P1061"><text:span text:style-name="T1062">static</text:span><text:span text:style-name="T1063"><text:s/></text:span><text:span text:style-name="T1064">inline</text:span><text:span text:style-name="T1065"><text:s/></text:span><text:span text:style-name="T1066">u32</text:span><text:span text:style-name="T1067"><text:s/>minimum(</text:span><text:span text:style-name="T1068">u32</text:span><text:span text:style-name="T1069"><text:s/></text:span><text:span text:style-name="T1070">a</text:span><text:span text:style-name="T1071">,<text:s/></text:span><text:span text:style-name="T1072">u32</text:span><text:span text:style-name="T1073"><text:s/></text:span><text:span text:style-name="T1074">b</text:span><text:span text:style-name="T1075">,<text:s/></text:span><text:span text:style-name="T1076">u32</text:span><text:span text:style-name="T1077"><text:s/></text:span><text:span text:style-name="T1078">c</text:span><text:span text:style-name="T1079">) {</text:span></text:p>
      <text:p text:style-name="P1080"><text:span text:style-name="T1081"><text:tab/></text:span><text:span text:style-name="T1082">return</text:span><text:span text:style-name="T1083"><text:s/>minimum(minimum(</text:span><text:span text:style-name="T1084">a</text:span><text:span text:style-name="T1085">,<text:s/></text:span><text:span text:style-name="T1086">c</text:span><text:span text:style-name="T1087">), minimum(</text:span><text:span text:style-name="T1088">b</text:span><text:span text:style-name="T1089">,<text:s/></text:span><text:span text:style-name="T1090">c</text:span><text:span text:style-name="T1091">));</text:span></text:p>
      <text:p text:style-name="P1092">}</text:p>
      <text:p text:style-name="P1093"><text:span text:style-name="T1094">static</text:span><text:span text:style-name="T1095"><text:s/></text:span><text:span text:style-name="T1096">void</text:span><text:span text:style-name="T1097"><text:s/>addThing(std::</text:span><text:span text:style-name="T1098">vector</text:span><text:span text:style-name="T1099">&lt;</text:span><text:span text:style-name="T1100">Thing</text:span><text:span text:style-name="T1101">&gt;&amp;<text:s/></text:span><text:span text:style-name="T1102">rest</text:span><text:span text:style-name="T1103">,<text:s/></text:span><text:span text:style-name="T1104">Thing</text:span><text:span text:style-name="T1105">&amp;<text:s/></text:span><text:span text:style-name="T1106">thing</text:span><text:span text:style-name="T1107">,<text:s/></text:span><text:span text:style-name="T1108">u32</text:span><text:span text:style-name="T1109"><text:s/></text:span><text:span text:style-name="T1110">n</text:span><text:span text:style-name="T1111">) {</text:span></text:p>
      <text:p text:style-name="P1112"><text:span text:style-name="T1113"><text:tab/></text:span><text:span text:style-name="T1114">Thing</text:span><text:span text:style-name="T1115">* t = getElement(</text:span><text:span text:style-name="T1116">rest</text:span><text:span text:style-name="T1117">,<text:s/></text:span><text:span text:style-name="T1118">thing</text:span><text:span text:style-name="T1119">);</text:span></text:p>
      <text:p text:style-name="P1120"><text:span text:style-name="T1121"><text:tab/></text:span><text:span text:style-name="T1122">if</text:span><text:span text:style-name="T1123">(t ==<text:s/></text:span><text:span text:style-name="T1124">nullptr</text:span><text:span text:style-name="T1125">) {</text:span></text:p>
      <text:p text:style-name="P1126"><text:span text:style-name="T1127"><text:tab/></text:span><text:span text:style-name="T1128"><text:tab/></text:span><text:span text:style-name="T1129">Thing</text:span><text:span text:style-name="T1130"><text:s/>t(</text:span><text:span text:style-name="T1131">thing</text:span><text:span text:style-name="T1132">);</text:span></text:p>
      <text:p text:style-name="P1133"><text:span text:style-name="T1134"><text:tab/></text:span><text:span text:style-name="T1135"><text:tab/>t.n =<text:s/></text:span><text:span text:style-name="T1136">n</text:span><text:span text:style-name="T1137">;</text:span></text:p>
      <text:p text:style-name="P1138"><text:span text:style-name="T1139"><text:tab/></text:span><text:span text:style-name="T1140"><text:tab/></text:span><text:span text:style-name="T1141">rest</text:span><text:span text:style-name="T1142">.push_back(t);</text:span></text:p>
      <text:p text:style-name="P1143"><text:tab/>}</text:p>
      <text:p text:style-name="P1144"><text:span text:style-name="T1145"><text:tab/></text:span><text:span text:style-name="T1146">else</text:span><text:span text:style-name="T1147"><text:s/>{</text:span></text:p>
      <text:p text:style-name="P1148"><text:span text:style-name="T1149"><text:tab/></text:span><text:span text:style-name="T1150"><text:tab/>t-&gt;n +=<text:s/></text:span><text:span text:style-name="T1151">n</text:span><text:span text:style-name="T1152">;</text:span></text:p>
      <text:p text:style-name="P1153"><text:tab/>}</text:p>
      <text:p text:style-name="P1154">}</text:p>
      <text:p text:style-name="P1155"/>
      <text:p text:style-name="P1156"><text:span text:style-name="T1157">static</text:span><text:span text:style-name="T1158"><text:s/></text:span><text:span text:style-name="T1159">const</text:span><text:span text:style-name="T1160"><text:s/>std::</text:span><text:span text:style-name="T1161">vector</text:span><text:span text:style-name="T1162">&lt;</text:span><text:span text:style-name="T1163">Combination</text:span><text:span text:style-name="T1164">&gt;* generateCombinations(</text:span><text:span text:style-name="T1165">const</text:span><text:span text:style-name="T1166"><text:s/>std::</text:span><text:span text:style-name="T1167">vector</text:span><text:span text:style-name="T1168">&lt;</text:span><text:span text:style-name="T1169">Pair</text:span><text:span text:style-name="T1170">&gt;&amp;<text:s/></text:span><text:span text:style-name="T1171">pairs</text:span><text:span text:style-name="T1172">,<text:s/></text:span><text:span text:style-name="T1173">u32</text:span><text:span text:style-name="T1174"><text:s/></text:span><text:span text:style-name="T1175">r</text:span><text:span text:style-name="T1176">) {</text:span></text:p>
      <text:p text:style-name="P1177"><text:span text:style-name="T1178"><text:tab/>std::</text:span><text:span text:style-name="T1179">unordered_map</text:span><text:span text:style-name="T1180">&lt;</text:span><text:span text:style-name="T1181">u32</text:span><text:span text:style-name="T1182">, std::</text:span><text:span text:style-name="T1183">vector</text:span><text:span text:style-name="T1184">&lt;</text:span><text:span text:style-name="T1185">u32</text:span><text:span text:style-name="T1186">&gt;&gt; pmap;</text:span></text:p>
      <text:p text:style-name="P1187"/>
      <text:p text:style-name="P1188"><text:span text:style-name="T1189"><text:tab/></text:span><text:span text:style-name="T1190">for</text:span><text:span text:style-name="T1191"><text:s/>(</text:span><text:span text:style-name="T1192">int</text:span><text:span text:style-name="T1193"><text:s/>i = 1; i &lt;=<text:s/></text:span><text:span text:style-name="T1194">r</text:span><text:span text:style-name="T1195">; i++) pmap</text:span><text:span text:style-name="T1196">[</text:span><text:span text:style-name="T1197">i</text:span><text:span text:style-name="T1198">]</text:span><text:span text:style-name="T1199">.push_back(i);</text:span></text:p>
      <text:p text:style-name="P1200"><text:span text:style-name="T1201"><text:tab/></text:span><text:span text:style-name="T1202">for</text:span><text:span text:style-name="T1203"><text:s/>(</text:span><text:span text:style-name="T1204">const</text:span><text:span text:style-name="T1205"><text:s/></text:span><text:span text:style-name="T1206">Pair</text:span><text:span text:style-name="T1207">&amp; pair :<text:s/></text:span><text:span text:style-name="T1208">pairs</text:span><text:span text:style-name="T1209">) {</text:span></text:p>
      <text:p text:style-name="P1210"><text:span text:style-name="T1211"><text:tab/></text:span><text:span text:style-name="T1212"><text:tab/>pmap</text:span><text:span text:style-name="T1213">[</text:span><text:span text:style-name="T1214">pair.x</text:span><text:span text:style-name="T1215">]</text:span><text:span text:style-name="T1216">.push_back(pair.y);</text:span></text:p>
      <text:p text:style-name="P1217"><text:span text:style-name="T1218"><text:tab/></text:span><text:span text:style-name="T1219"><text:tab/>pmap</text:span><text:span text:style-name="T1220">[</text:span><text:span text:style-name="T1221">pair.y</text:span><text:span text:style-name="T1222">]</text:span><text:span text:style-name="T1223">.push_back(pair.x);</text:span></text:p>
      <text:p text:style-name="P1224"><text:tab/>}</text:p>
      <text:p text:style-name="P1225"/>
      <text:p text:style-name="P1226"><text:span text:style-name="T1227"><text:tab/>std::</text:span><text:span text:style-name="T1228">vector</text:span><text:span text:style-name="T1229">&lt;</text:span><text:span text:style-name="T1230">Combination</text:span><text:span text:style-name="T1231">&gt;* combinations =<text:s/></text:span><text:span text:style-name="T1232">new</text:span><text:span text:style-name="T1233"><text:s/>std::</text:span><text:span text:style-name="T1234">vector</text:span><text:span text:style-name="T1235">&lt;</text:span><text:span text:style-name="T1236">Combination</text:span><text:span text:style-name="T1237">&gt;;</text:span></text:p>
      <text:p text:style-name="P1238"><text:span text:style-name="T1239"><text:tab/></text:span><text:span text:style-name="T1240">for</text:span><text:span text:style-name="T1241"><text:s/>(</text:span><text:span text:style-name="T1242">auto</text:span><text:span text:style-name="T1243">&amp; kv : pmap) {</text:span></text:p>
      <text:p text:style-name="P1244"><text:span text:style-name="T1245"><text:tab/></text:span><text:span text:style-name="T1246"><text:tab/></text:span><text:span text:style-name="T1247">u32</text:span><text:span text:style-name="T1248"><text:s/>i = kv.first;</text:span></text:p>
      <text:p text:style-name="P1249"><text:span text:style-name="T1250"><text:tab/></text:span><text:span text:style-name="T1251"><text:tab/>std::</text:span><text:span text:style-name="T1252">vector</text:span><text:span text:style-name="T1253">&lt;</text:span><text:span text:style-name="T1254">u32</text:span><text:span text:style-name="T1255">&gt;&amp; a = kv.second;</text:span></text:p>
      <text:p text:style-name="P1256"><text:span text:style-name="T1257"><text:tab/></text:span><text:span text:style-name="T1258"><text:tab/></text:span><text:span text:style-name="T1259">for</text:span><text:span text:style-name="T1260"><text:s/>(</text:span><text:span text:style-name="T1261">u32</text:span><text:span text:style-name="T1262"><text:s/>j : a) {</text:span></text:p>
      <text:p text:style-name="P1263"><text:span text:style-name="T1264"><text:tab/></text:span><text:span text:style-name="T1265"><text:tab/></text:span><text:span text:style-name="T1266"><text:tab/>std::</text:span><text:span text:style-name="T1267">vector</text:span><text:span text:style-name="T1268">&lt;</text:span><text:span text:style-name="T1269">u32</text:span><text:span text:style-name="T1270">&gt;&amp; b = pmap</text:span><text:span text:style-name="T1271">[</text:span><text:span text:style-name="T1272">j</text:span><text:span text:style-name="T1273">]</text:span><text:span text:style-name="T1274">;</text:span></text:p>
      <text:p text:style-name="P1275"><text:span text:style-name="T1276"><text:tab/></text:span><text:span text:style-name="T1277"><text:tab/></text:span><text:span text:style-name="T1278"><text:tab/></text:span><text:span text:style-name="T1279">for</text:span><text:span text:style-name="T1280"><text:s/>(</text:span><text:span text:style-name="T1281">u32</text:span><text:span text:style-name="T1282"><text:s/>k : b) {</text:span></text:p>
      <text:p text:style-name="P1283"><text:span text:style-name="T1284"><text:tab/></text:span><text:span text:style-name="T1285"><text:tab/></text:span><text:span text:style-name="T1286"><text:tab/></text:span><text:span text:style-name="T1287"><text:tab/></text:span><text:span text:style-name="T1288">Combination</text:span><text:span text:style-name="T1289"><text:s/>c =<text:s/></text:span><text:span text:style-name="T1290">Combination</text:span><text:span text:style-name="T1291">(i, j, k);</text:span></text:p>
      <text:p text:style-name="P1292"><text:span text:style-name="T1293"><text:tab/></text:span><text:span text:style-name="T1294"><text:tab/></text:span><text:span text:style-name="T1295"><text:tab/></text:span><text:span text:style-name="T1296"><text:tab/></text:span><text:span text:style-name="T1297">if</text:span><text:span text:style-name="T1298"><text:s/>(contains(a, k) &amp;&amp; !contains(*combinations, c)) {</text:span></text:p>
      <text:p text:style-name="P1299"><text:tab/><text:tab/><text:tab/><text:tab/><text:tab/>combinations-&gt;push_back(c);</text:p>
      <text:p text:style-name="P1300"><text:tab/><text:tab/><text:tab/><text:tab/>}</text:p>
      <text:p text:style-name="P1301"><text:tab/><text:tab/><text:tab/>}</text:p>
      <text:p text:style-name="P1302"><text:tab/><text:tab/>}</text:p>
      <text:p text:style-name="P1303"><text:tab/>}</text:p>
      <text:p text:style-name="P1304"><text:span text:style-name="T1305"><text:tab/></text:span><text:span text:style-name="T1306">return</text:span><text:span text:style-name="T1307"><text:s/>combinations;</text:span></text:p>
      <text:p text:style-name="P1308">}</text:p>
      <text:p text:style-name="P1309"/>
      <text:p text:style-name="P1310"/>
      <text:p text:style-name="P1311"><text:span text:style-name="T1312">const</text:span><text:span text:style-name="T1313"><text:s/></text:span><text:span text:style-name="T1314">Solution</text:span><text:span text:style-name="T1315"><text:s/>Solve(</text:span><text:span text:style-name="T1316">const</text:span><text:span text:style-name="T1317"><text:s/>std::</text:span><text:span text:style-name="T1318">vector</text:span><text:span text:style-name="T1319">&lt;</text:span><text:span text:style-name="T1320">Pair</text:span><text:span text:style-name="T1321">&gt;&amp;<text:s/></text:span><text:span text:style-name="T1322">pairs</text:span><text:span text:style-name="T1323">,<text:s/></text:span><text:span text:style-name="T1324">const</text:span><text:span text:style-name="T1325"><text:s/>std::</text:span><text:span text:style-name="T1326">vector</text:span><text:span text:style-name="T1327">&lt;</text:span><text:span text:style-name="T1328">Thing</text:span><text:span text:style-name="T1329">&gt;&amp;<text:s/></text:span><text:span text:style-name="T1330">things</text:span><text:span text:style-name="T1331">,<text:s/></text:span><text:span text:style-name="T1332">u32</text:span><text:span text:style-name="T1333"><text:s/></text:span><text:span text:style-name="T1334">s</text:span><text:span text:style-name="T1335">,<text:s/></text:span><text:span text:style-name="T1336">u32</text:span><text:span text:style-name="T1337"><text:s/></text:span><text:span text:style-name="T1338">r</text:span><text:span text:style-name="T1339">) {</text:span></text:p>
      <text:p text:style-name="P1340"><text:span text:style-name="T1341"><text:tab/>std::</text:span><text:span text:style-name="T1342">vector</text:span><text:span text:style-name="T1343">&lt;</text:span><text:span text:style-name="T1344">Packet</text:span><text:span text:style-name="T1345">&gt;* packets =<text:s/></text:span><text:span text:style-name="T1346">new</text:span><text:span text:style-name="T1347"><text:s/>std::</text:span><text:span text:style-name="T1348">vector</text:span><text:span text:style-name="T1349">&lt;</text:span><text:span text:style-name="T1350">Packet</text:span><text:span text:style-name="T1351">&gt;;</text:span></text:p>
      <text:p text:style-name="P1352"><text:span text:style-name="T1353"><text:tab/>std::</text:span><text:span text:style-name="T1354">vector</text:span><text:span text:style-name="T1355">&lt;</text:span><text:span text:style-name="T1356">Thing</text:span><text:span text:style-name="T1357">&gt;* rest =<text:s/></text:span><text:span text:style-name="T1358">new</text:span><text:span text:style-name="T1359"><text:s/>std::</text:span><text:span text:style-name="T1360">vector</text:span><text:span text:style-name="T1361">&lt;</text:span><text:span text:style-name="T1362">Thing</text:span><text:span text:style-name="T1363">&gt;;</text:span></text:p>
      <text:p text:style-name="P1364"/>
      <text:p text:style-name="P1365"><text:span text:style-name="T1366"><text:tab/>std::</text:span><text:span text:style-name="T1367">unordered_map</text:span><text:span text:style-name="T1368">&lt;</text:span><text:span text:style-name="T1369">u32</text:span><text:span text:style-name="T1370">, std::</text:span><text:span text:style-name="T1371">vector</text:span><text:span text:style-name="T1372">&lt;</text:span><text:span text:style-name="T1373">Thing</text:span><text:span text:style-name="T1374">&gt;&gt; smap;</text:span></text:p>
      <text:p text:style-name="P1375"><text:span text:style-name="T1376"><text:tab/>std::</text:span><text:span text:style-name="T1377">unordered_map</text:span><text:span text:style-name="T1378">&lt;</text:span><text:span text:style-name="T1379">Thing</text:span><text:span text:style-name="T1380">*, std::</text:span><text:span text:style-name="T1381">vector</text:span><text:span text:style-name="T1382">&lt;</text:span><text:span text:style-name="T1383">u32</text:span><text:span text:style-name="T1384">&gt;&gt; cmap;</text:span></text:p>
      <text:p text:style-name="P1385"/>
      <text:p text:style-name="P1386"><text:span text:style-name="T1387"><text:tab/></text:span><text:span text:style-name="T1388">for</text:span><text:span text:style-name="T1389"><text:s/>(</text:span><text:span text:style-name="T1390">const</text:span><text:span text:style-name="T1391"><text:s/></text:span><text:span text:style-name="T1392">Thing</text:span><text:span text:style-name="T1393">&amp; thing :<text:s/></text:span><text:span text:style-name="T1394">things</text:span><text:span text:style-name="T1395">)</text:span></text:p>
      <text:p text:style-name="P1396"><text:span text:style-name="T1397"><text:tab/></text:span><text:span text:style-name="T1398"><text:tab/>smap</text:span><text:span text:style-name="T1399">[</text:span><text:span text:style-name="T1400">thing.j</text:span><text:span text:style-name="T1401">]</text:span><text:span text:style-name="T1402">.push_back(thing);</text:span></text:p>
      <text:p text:style-name="P1403"/>
      <text:p text:style-name="P1404"><text:span text:style-name="T1405"><text:tab/></text:span><text:span text:style-name="T1406">const</text:span><text:span text:style-name="T1407"><text:s/>std::</text:span><text:span text:style-name="T1408">vector</text:span><text:span text:style-name="T1409">&lt;</text:span><text:span text:style-name="T1410">Combination</text:span><text:span text:style-name="T1411">&gt;* combinations = generateCombinations(</text:span><text:span text:style-name="T1412">pairs</text:span><text:span text:style-name="T1413">,<text:s/></text:span><text:span text:style-name="T1414">r</text:span><text:span text:style-name="T1415">);</text:span></text:p>
      <text:p text:style-name="P1416"><text:span text:style-name="T1417"><text:tab/></text:span><text:span text:style-name="T1418">for</text:span><text:span text:style-name="T1419"><text:s/>(</text:span><text:span text:style-name="T1420">const</text:span><text:span text:style-name="T1421"><text:s/></text:span><text:span text:style-name="T1422">Combination</text:span><text:span text:style-name="T1423">&amp; c : *combinations) {</text:span></text:p>
      <text:p text:style-name="P1424"><text:span text:style-name="T1425"><text:tab/></text:span><text:span text:style-name="T1426"><text:tab/></text:span><text:span text:style-name="T1427">for</text:span><text:span text:style-name="T1428"><text:s/>(</text:span><text:span text:style-name="T1429">Thing</text:span><text:span text:style-name="T1430">&amp; a : smap</text:span><text:span text:style-name="T1431">[</text:span><text:span text:style-name="T1432">c.a</text:span><text:span text:style-name="T1433">]</text:span><text:span text:style-name="T1434">) {</text:span></text:p>
      <text:p text:style-name="P1435"><text:span text:style-name="T1436"><text:tab/></text:span><text:span text:style-name="T1437"><text:tab/></text:span><text:span text:style-name="T1438"><text:tab/></text:span><text:span text:style-name="T1439">for</text:span><text:span text:style-name="T1440"><text:s/>(<text:s/></text:span><text:span text:style-name="T1441">Thing</text:span><text:span text:style-name="T1442">&amp; b : smap</text:span><text:span text:style-name="T1443">[</text:span><text:span text:style-name="T1444">c.b</text:span><text:span text:style-name="T1445">]</text:span><text:span text:style-name="T1446">) {</text:span></text:p>
      <text:p text:style-name="P1447"><text:span text:style-name="T1448"><text:tab/></text:span><text:span text:style-name="T1449"><text:tab/></text:span><text:span text:style-name="T1450"><text:tab/></text:span><text:span text:style-name="T1451"><text:tab/></text:span><text:span text:style-name="T1452">for</text:span><text:span text:style-name="T1453"><text:s/>(</text:span><text:span text:style-name="T1454">Thing</text:span><text:span text:style-name="T1455">&amp; c : smap</text:span><text:span text:style-name="T1456">[</text:span><text:span text:style-name="T1457">c.c</text:span><text:span text:style-name="T1458">]</text:span><text:span text:style-name="T1459">) {</text:span></text:p>
      <text:p text:style-name="P1460"><text:span text:style-name="T1461"><text:tab/></text:span><text:span text:style-name="T1462"><text:tab/></text:span><text:span text:style-name="T1463"><text:tab/></text:span><text:span text:style-name="T1464"><text:tab/></text:span><text:span text:style-name="T1465"><text:tab/></text:span><text:span text:style-name="T1466">if</text:span><text:span text:style-name="T1467"><text:s/>(a<text:s/></text:span><text:span text:style-name="T1468">==</text:span><text:span text:style-name="T1469"><text:s/>b || a<text:s/></text:span><text:span text:style-name="T1470">==</text:span><text:span text:style-name="T1471"><text:s/>c || b<text:s/></text:span><text:span text:style-name="T1472">==</text:span><text:span text:style-name="T1473"><text:s/>c)<text:s/></text:span><text:span text:style-name="T1474">continue</text:span><text:span text:style-name="T1475">;</text:span></text:p>
      <text:p text:style-name="P1476"><text:span text:style-name="T1477"><text:tab/></text:span><text:span text:style-name="T1478"><text:tab/></text:span><text:span text:style-name="T1479"><text:tab/></text:span><text:span text:style-name="T1480"><text:tab/></text:span><text:span text:style-name="T1481"><text:tab/></text:span><text:span text:style-name="T1482">if</text:span><text:span text:style-name="T1483"><text:s/>(a.i == b.i || a.i == c.i || b.i == c.i)<text:s/></text:span><text:span text:style-name="T1484">continue</text:span><text:span text:style-name="T1485">;</text:span></text:p>
      <text:soft-page-break/>
      <text:p text:style-name="P1486"><text:tab/><text:tab/><text:tab/><text:tab/><text:tab/></text:p>
      <text:p text:style-name="P1487"><text:span text:style-name="T1488"><text:tab/></text:span><text:span text:style-name="T1489"><text:tab/></text:span><text:span text:style-name="T1490"><text:tab/></text:span><text:span text:style-name="T1491"><text:tab/></text:span><text:span text:style-name="T1492"><text:tab/></text:span><text:span text:style-name="T1493">Packet</text:span><text:span text:style-name="T1494"><text:s/>p =<text:s/></text:span><text:span text:style-name="T1495">Packet</text:span><text:span text:style-name="T1496">(a, b, c);</text:span></text:p>
      <text:p text:style-name="P1497"><text:span text:style-name="T1498"><text:tab/></text:span><text:span text:style-name="T1499"><text:tab/></text:span><text:span text:style-name="T1500"><text:tab/></text:span><text:span text:style-name="T1501"><text:tab/></text:span><text:span text:style-name="T1502"><text:tab/></text:span><text:span text:style-name="T1503">if</text:span><text:span text:style-name="T1504"><text:s/>(contains(*packets, p))<text:s/></text:span><text:span text:style-name="T1505">continue</text:span><text:span text:style-name="T1506">;</text:span></text:p>
      <text:p text:style-name="P1507"/>
      <text:p text:style-name="P1508"><text:span text:style-name="T1509"><text:tab/></text:span><text:span text:style-name="T1510"><text:tab/></text:span><text:span text:style-name="T1511"><text:tab/></text:span><text:span text:style-name="T1512"><text:tab/></text:span><text:span text:style-name="T1513"><text:tab/></text:span><text:span text:style-name="T1514">u32</text:span><text:span text:style-name="T1515"><text:s/>index = packets-&gt;size();</text:span></text:p>
      <text:p text:style-name="P1516"><text:tab/><text:tab/><text:tab/><text:tab/><text:tab/>packets-&gt;push_back(p);</text:p>
      <text:p text:style-name="P1517"/>
      <text:p text:style-name="P1518"><text:span text:style-name="T1519"><text:tab/></text:span><text:span text:style-name="T1520"><text:tab/></text:span><text:span text:style-name="T1521"><text:tab/></text:span><text:span text:style-name="T1522"><text:tab/></text:span><text:span text:style-name="T1523"><text:tab/></text:span><text:span text:style-name="T1524">if</text:span><text:span text:style-name="T1525"><text:s/>(!contains(cmap</text:span><text:span text:style-name="T1526">[</text:span><text:span text:style-name="T1527">&amp;a</text:span><text:span text:style-name="T1528">]</text:span><text:span text:style-name="T1529">, index)) cmap</text:span><text:span text:style-name="T1530">[</text:span><text:span text:style-name="T1531">&amp;a</text:span><text:span text:style-name="T1532">]</text:span><text:span text:style-name="T1533">.push_back(index);</text:span></text:p>
      <text:p text:style-name="P1534"><text:span text:style-name="T1535"><text:tab/></text:span><text:span text:style-name="T1536"><text:tab/></text:span><text:span text:style-name="T1537"><text:tab/></text:span><text:span text:style-name="T1538"><text:tab/></text:span><text:span text:style-name="T1539"><text:tab/></text:span><text:span text:style-name="T1540">if</text:span><text:span text:style-name="T1541"><text:s/>(!contains(cmap</text:span><text:span text:style-name="T1542">[</text:span><text:span text:style-name="T1543">&amp;b</text:span><text:span text:style-name="T1544">]</text:span><text:span text:style-name="T1545">, index)) cmap</text:span><text:span text:style-name="T1546">[</text:span><text:span text:style-name="T1547">&amp;b</text:span><text:span text:style-name="T1548">]</text:span><text:span text:style-name="T1549">.push_back(index);</text:span></text:p>
      <text:p text:style-name="P1550"><text:span text:style-name="T1551"><text:tab/></text:span><text:span text:style-name="T1552"><text:tab/></text:span><text:span text:style-name="T1553"><text:tab/></text:span><text:span text:style-name="T1554"><text:tab/></text:span><text:span text:style-name="T1555"><text:tab/></text:span><text:span text:style-name="T1556">if</text:span><text:span text:style-name="T1557"><text:s/>(!contains(cmap</text:span><text:span text:style-name="T1558">[</text:span><text:span text:style-name="T1559">&amp;c</text:span><text:span text:style-name="T1560">]</text:span><text:span text:style-name="T1561">, index)) cmap</text:span><text:span text:style-name="T1562">[</text:span><text:span text:style-name="T1563">&amp;c</text:span><text:span text:style-name="T1564">]</text:span><text:span text:style-name="T1565">.push_back(index);</text:span></text:p>
      <text:p text:style-name="P1566"><text:tab/><text:tab/><text:tab/><text:tab/>}</text:p>
      <text:p text:style-name="P1567"><text:tab/><text:tab/><text:tab/>}</text:p>
      <text:p text:style-name="P1568"><text:tab/><text:tab/>}</text:p>
      <text:p text:style-name="P1569"><text:tab/>}</text:p>
      <text:p text:style-name="P1570"/>
      <text:p text:style-name="P1571"><text:span text:style-name="T1572"><text:tab/></text:span><text:span text:style-name="T1573">for</text:span><text:span text:style-name="T1574"><text:s/>(</text:span><text:span text:style-name="T1575">auto</text:span><text:span text:style-name="T1576">&amp; kv : cmap) {</text:span></text:p>
      <text:p text:style-name="P1577"><text:span text:style-name="T1578"><text:tab/></text:span><text:span text:style-name="T1579"><text:tab/></text:span><text:span text:style-name="T1580">Thing</text:span><text:span text:style-name="T1581"><text:s/>t = *kv.first;</text:span></text:p>
      <text:p text:style-name="P1582"><text:span text:style-name="T1583"><text:tab/></text:span><text:span text:style-name="T1584"><text:tab/>std::</text:span><text:span text:style-name="T1585">vector</text:span><text:span text:style-name="T1586">&lt;</text:span><text:span text:style-name="T1587">u32</text:span><text:span text:style-name="T1588">&gt; packetIndexes = kv.second;</text:span></text:p>
      <text:p text:style-name="P1589"/>
      <text:p text:style-name="P1590"><text:span text:style-name="T1591"><text:tab/></text:span><text:span text:style-name="T1592"><text:tab/></text:span><text:span text:style-name="T1593">Thing</text:span><text:span text:style-name="T1594"><text:s/>rt =<text:s/></text:span><text:span text:style-name="T1595">Thing</text:span><text:span text:style-name="T1596">(t);</text:span></text:p>
      <text:p text:style-name="P1597"><text:span text:style-name="T1598"><text:tab/></text:span><text:span text:style-name="T1599"><text:tab/></text:span><text:span text:style-name="T1600">u32</text:span><text:span text:style-name="T1601"><text:s/>n = t.n / packetIndexes.size();</text:span></text:p>
      <text:p text:style-name="P1602"><text:tab/><text:tab/>rt.n = t.n % packetIndexes.size();</text:p>
      <text:p text:style-name="P1603"/>
      <text:p text:style-name="P1604"><text:span text:style-name="T1605"><text:tab/></text:span><text:span text:style-name="T1606"><text:tab/></text:span><text:span text:style-name="T1607">for</text:span><text:span text:style-name="T1608"><text:s/>(</text:span><text:span text:style-name="T1609">u32</text:span><text:span text:style-name="T1610"><text:s/>index : packetIndexes) {</text:span></text:p>
      <text:p text:style-name="P1611"><text:span text:style-name="T1612"><text:tab/></text:span><text:span text:style-name="T1613"><text:tab/></text:span><text:span text:style-name="T1614"><text:tab/></text:span><text:span text:style-name="T1615">Packet</text:span><text:span text:style-name="T1616">&amp; p = (*packets)</text:span><text:span text:style-name="T1617">[</text:span><text:span text:style-name="T1618">index</text:span><text:span text:style-name="T1619">]</text:span><text:span text:style-name="T1620">;</text:span></text:p>
      <text:p text:style-name="P1621"><text:tab/><text:tab/><text:tab/>p.SetThingCount(t, n);</text:p>
      <text:p text:style-name="P1622"><text:tab/><text:tab/>}</text:p>
      <text:p text:style-name="P1623"><text:span text:style-name="T1624"><text:tab/></text:span><text:span text:style-name="T1625"><text:tab/></text:span><text:span text:style-name="T1626">if</text:span><text:span text:style-name="T1627">(rt.n &gt; 0)</text:span></text:p>
      <text:p text:style-name="P1628"><text:tab/><text:tab/><text:tab/>rest-&gt;push_back(rt);</text:p>
      <text:p text:style-name="P1629"><text:tab/>}</text:p>
      <text:p text:style-name="P1630"/>
      <text:p text:style-name="P1631"><text:span text:style-name="T1632"><text:tab/></text:span><text:span text:style-name="T1633">for</text:span><text:span text:style-name="T1634"><text:s/>(</text:span><text:span text:style-name="T1635">Packet</text:span><text:span text:style-name="T1636">&amp; p : *packets) {</text:span></text:p>
      <text:p text:style-name="P1637"><text:span text:style-name="T1638"><text:tab/></text:span><text:span text:style-name="T1639"><text:tab/></text:span><text:span text:style-name="T1640">u32</text:span><text:span text:style-name="T1641"><text:s/>m = minimum(p.a.n, p.b.n, p.c.n);</text:span></text:p>
      <text:p text:style-name="P1642"><text:span text:style-name="T1643"><text:tab/></text:span><text:span text:style-name="T1644"><text:tab/></text:span><text:span text:style-name="T1645">u32</text:span><text:span text:style-name="T1646"><text:s/>ar = p.a.n - m, br = p.b.n - m, cr = p.c.n;</text:span></text:p>
      <text:p text:style-name="P1647"><text:tab/><text:tab/>p.n = p.a.n = p.b.n = p.c.n = m;</text:p>
      <text:p text:style-name="P1648"/>
      <text:p text:style-name="P1649"><text:span text:style-name="T1650"><text:tab/></text:span><text:span text:style-name="T1651"><text:tab/></text:span><text:span text:style-name="T1652">if</text:span><text:span text:style-name="T1653"><text:s/>(ar &gt; 0) addThing(*rest, p.a, ar);</text:span></text:p>
      <text:p text:style-name="P1654"><text:span text:style-name="T1655"><text:tab/></text:span><text:span text:style-name="T1656"><text:tab/></text:span><text:span text:style-name="T1657">if</text:span><text:span text:style-name="T1658"><text:s/>(br &gt; 0) addThing(*rest, p.b, br);</text:span></text:p>
      <text:p text:style-name="P1659"><text:span text:style-name="T1660"><text:tab/></text:span><text:span text:style-name="T1661"><text:tab/></text:span><text:span text:style-name="T1662">if</text:span><text:span text:style-name="T1663"><text:s/>(cr &gt; 0) addThing(*rest, p.c, cr);</text:span></text:p>
      <text:p text:style-name="P1664"><text:tab/>}</text:p>
      <text:p text:style-name="P1665"><text:tab/></text:p>
      <text:p text:style-name="P1666"><text:span text:style-name="T1667"><text:tab/></text:span><text:span text:style-name="T1668">delete</text:span><text:span text:style-name="T1669"><text:s/>combinations;</text:span></text:p>
      <text:p text:style-name="P1670"><text:span text:style-name="T1671"><text:tab/></text:span><text:span text:style-name="T1672">return</text:span><text:span text:style-name="T1673"><text:s/></text:span><text:span text:style-name="T1674">Solution</text:span><text:span text:style-name="T1675">(packets, rest);</text:span></text:p>
      <text:p text:style-name="Textbody"><text:span text:style-name="T167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FreeSans" svg:font-family="FreeSans" style:font-family-generic="system" style:font-pitch="variable"/>
    <style:font-face style:name="Cascadia Mono" svg:font-family="Cascadia Mono" style:font-family-generic="modern" style:font-pitch="fixed" svg:panose-1="2 11 6 9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default-outline-level="2">
      <style:text-properties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Sprechblasentext" style:display-name="Sprechblasentext" style:family="paragraph" style:parent-style-name="Standard">
      <style:text-properties style:font-name="Tahoma" style:font-name-asian="Mangal" style:font-name-complex="Tahoma" fo:font-size="8pt" style:font-size-asian="8pt" style:language-asian="hi" style:country-asian="IN" fo:hyphenate="false"/>
    </style:style>
    <style:style style:name="Verzeichnis2" style:display-name="Verzeichnis 2" style:family="paragraph">
      <style:paragraph-properties fo:margin-left="0.1965in">
        <style:tab-stops>
          <style:tab-stop style:type="right" style:leader-style="dotted" style:leader-text="." style:position="6.2701in"/>
        </style:tab-stops>
      </style:paragraph-properties>
      <style:text-properties style:font-name-asian="FreeSans" style:font-name-complex="Liberation Serif" fo:font-size="10pt" style:font-size-asian="10pt" style:language-asian="hi" style:country-asian="IN" fo:hyphenate="false"/>
    </style:style>
    <style:style style:name="Verzeichnis1" style:display-name="Verzeichnis 1" style:family="paragraph">
      <style:paragraph-properties>
        <style:tab-stops>
          <style:tab-stop style:type="right" style:leader-style="dotted" style:leader-text="." style:position="6.2701in"/>
        </style:tab-stops>
      </style:paragraph-properties>
      <style:text-properties style:font-name-asian="FreeSans" style:font-name-complex="Liberation Serif" fo:font-size="10pt" style:font-size-asian="10pt" style:language-asian="hi" style:country-asian="IN" fo:hyphenate="false"/>
    </style:style>
    <style:style style:name="RGV-Überschrift" style:display-name="RGV-Überschrift" style:family="paragraph">
      <style:paragraph-properties fo:keep-with-next="always" fo:margin-top="0.1666in" fo:margin-bottom="0.0833in"/>
      <style:text-properties style:font-name-asian="FreeSans" style:font-name-complex="Liberation Serif" fo:font-weight="bold" style:font-weight-asian="bold" fo:font-size="16pt" style:font-size-asian="16pt" style:language-asian="hi" style:country-asian="IN"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prechblasentextZchn" style:display-name="Sprechblasentext Zchn" style:family="text">
      <style:text-properties style:font-name="Tahoma" style:font-name-asian="Mangal" style:font-name-complex="Tahoma" style:letter-kerning="true" fo:font-size="8pt" style:font-size-asian="8pt" style:language-asian="hi" style:country-asian="IN"/>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list-style style:name="WWNum1" style:display-name="WW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2402in"/>
      </style:footer-style>
    </style:page-layout>
    <style:style style:name="P2" style:parent-style-name="Überschrift1" style:family="paragraph">
      <style:text-properties fo:color="#FFFFFF" fo:language="de" fo:country="DE"/>
    </style:style>
  </office:automatic-styles>
  <office:master-styles>
    <style:master-page style:name="MPF0" style:page-layout-name="PL0">
      <style:header>
        <text:h text:style-name="P2" text:outline-level="1">Stillvolle-Päckchen<text:tab/><text:tab/><text:tab/><text:tab/><text:tab/><text:tab/><text:s text:c="5"/>Teilnahme-ID: 72940</text:h>
      </style:header>
      <style:footer>
        <text:p text:style-name="Fußzeile"><text:tab/><text:page-number text:fixed="false">2</text:page-number>/<text:page-count>2</text:page-count></text:p>
      </style:footer>
      <style:footer-first>
        <text:p text:style-name="Fußzeile"><text:tab/><text:page-number text:fixed="false">1</text:page-number>/<text:page-count>2</text:page-count></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Erik Donath</meta:initial-creator>
    <dc:creator>Erik Donath</dc:creator>
    <meta:creation-date>2024-04-15T15:43:00Z</meta:creation-date>
    <dc:date>2024-04-15T18:42:00Z</dc:date>
    <meta:print-date>2024-04-15T18:41:00Z</meta:print-date>
    <meta:template xlink:href="Normal.dotm" xlink:type="simple"/>
    <meta:editing-cycles>11</meta:editing-cycles>
    <meta:editing-duration>PT0S</meta:editing-duration>
    <meta:document-statistic meta:page-count="10" meta:paragraph-count="29" meta:word-count="2006" meta:character-count="14618" meta:row-count="105" meta:non-whitespace-character-count="12641"/>
  </office:meta>
</office:document-meta>
</file>